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Palatino Linotype" svg:font-family="Palatino Linotype" style:font-family-generic="roman" style:font-pitch="variable" svg:panose-1="2 4 5 2 5 5 5 3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Palatino Linotype"/>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15%"/>
    </style:style>
    <style:style style:name="T2" style:parent-style-name="Absatz-Standardschriftart" style:family="text">
      <style:text-properties style:font-name="Palatino Linotype" style:font-name-complex="Calibri" fo:font-size="11pt" style:font-size-asian="11pt" style:font-size-complex="11pt"/>
    </style:style>
    <style:style style:name="T3" style:parent-style-name="Absatz-Standardschriftart" style:family="text">
      <style:text-properties style:font-name="Palatino Linotype" style:font-name-complex="Calibri" fo:color="#196B24" fo:font-size="11pt" style:font-size-asian="11pt" style:font-size-complex="11pt"/>
    </style:style>
    <style:style style:name="T4" style:parent-style-name="Absatz-Standardschriftart" style:family="text">
      <style:text-properties style:font-name="Palatino Linotype" style:font-name-complex="Calibri" fo:font-size="11pt" style:font-size-asian="11pt" style:font-size-complex="11pt"/>
    </style:style>
    <style:style style:name="T5" style:parent-style-name="Absatz-Standardschriftart" style:family="text">
      <style:text-properties style:font-name="Palatino Linotype" style:font-name-complex="Calibri" fo:color="#196B24" fo:font-size="11pt" style:font-size-asian="11pt" style:font-size-complex="11pt"/>
    </style:style>
    <style:style style:name="T6" style:parent-style-name="Absatz-Standardschriftart" style:family="text">
      <style:text-properties style:font-name="Palatino Linotype" style:font-name-complex="Calibri" fo:font-size="11pt" style:font-size-asian="11pt" style:font-size-complex="11pt"/>
    </style:style>
    <style:style style:name="T7" style:parent-style-name="Absatz-Standardschriftart" style:family="text">
      <style:text-properties style:font-name="Palatino Linotype" style:font-name-complex="Calibri" fo:color="#196B24" fo:font-size="11pt" style:font-size-asian="11pt" style:font-size-complex="11pt"/>
    </style:style>
    <style:style style:name="T8" style:parent-style-name="Absatz-Standardschriftart" style:family="text">
      <style:text-properties style:font-name="Palatino Linotype" style:font-name-complex="Calibri" fo:font-size="11pt" style:font-size-asian="11pt" style:font-size-complex="11pt"/>
    </style:style>
    <style:style style:name="T9" style:parent-style-name="Absatz-Standardschriftart" style:family="text">
      <style:text-properties style:font-name="Palatino Linotype" style:font-name-complex="Calibri" fo:font-size="11pt" style:font-size-asian="11pt" style:font-size-complex="11pt"/>
    </style:style>
    <style:style style:name="P10" style:parent-style-name="Standard" style:family="paragraph">
      <style:paragraph-properties fo:line-height="115%"/>
      <style:text-properties style:font-name="Palatino Linotype" style:font-name-complex="Calibri" fo:font-size="11pt" style:font-size-asian="11pt" style:font-size-complex="11pt"/>
    </style:style>
    <style:style style:name="P11" style:parent-style-name="Standard" style:family="paragraph">
      <style:paragraph-properties fo:line-height="115%"/>
      <style:text-properties style:font-name="Palatino Linotype" style:font-name-complex="Calibri" fo:font-size="11pt" style:font-size-asian="11pt" style:font-size-complex="11pt"/>
    </style:style>
    <style:style style:name="P12" style:parent-style-name="Standard" style:family="paragraph">
      <style:paragraph-properties fo:line-height="115%"/>
    </style:style>
    <style:style style:name="T13" style:parent-style-name="Absatz-Standardschriftart" style:family="text">
      <style:text-properties style:font-name="Palatino Linotype" style:font-name-complex="Calibri" fo:font-size="11pt" style:font-size-asian="11pt" style:font-size-complex="11pt" fo:background-color="#FFFF00"/>
    </style:style>
    <style:style style:name="P1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3" style:parent-style-name="Standard" style:family="paragraph">
      <style:paragraph-properties fo:line-height="115%"/>
      <style:text-properties style:font-name="Palatino Linotype" style:font-name-complex="Calibri" fo:font-size="11pt" style:font-size-asian="11pt" style:font-size-complex="11pt" fo:background-color="#808080" fo:language="en" fo:country="US"/>
    </style:style>
    <style:style style:name="P4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5" style:parent-style-name="Standard" style:family="paragraph">
      <style:paragraph-properties fo:line-height="115%"/>
    </style:style>
    <style:style style:name="T106" style:parent-style-name="Absatz-Standardschriftart" style:family="text">
      <style:text-properties style:font-name="Palatino Linotype" style:font-name-complex="Calibri" fo:font-size="11pt" style:font-size-asian="11pt" style:font-size-complex="11pt" fo:background-color="#FFFF00"/>
    </style:style>
    <style:style style:name="P10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5" style:parent-style-name="Standard" style:family="paragraph">
      <style:paragraph-properties fo:line-height="115%"/>
    </style:style>
    <style:style style:name="T196" style:parent-style-name="Absatz-Standardschriftart" style:family="text">
      <style:text-properties style:font-name="Palatino Linotype" style:font-name-complex="Calibri" fo:font-size="11pt" style:font-size-asian="11pt" style:font-size-complex="11pt" fo:background-color="#00FF00"/>
    </style:style>
    <style:style style:name="P19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2" style:parent-style-name="Standard" style:family="paragraph">
      <style:paragraph-properties fo:line-height="115%"/>
    </style:style>
    <style:style style:name="T273" style:parent-style-name="Absatz-Standardschriftart" style:family="text">
      <style:text-properties style:font-name="Palatino Linotype" style:font-name-complex="Calibri" fo:font-size="11pt" style:font-size-asian="11pt" style:font-size-complex="11pt" fo:background-color="#808080"/>
    </style:style>
    <style:style style:name="T274" style:parent-style-name="Absatz-Standardschriftart" style:family="text">
      <style:text-properties style:font-name="Palatino Linotype" style:font-name-complex="Calibri" fo:font-size="11pt" style:font-size-asian="11pt" style:font-size-complex="11pt" fo:background-color="#00FF00"/>
    </style:style>
    <style:style style:name="P27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2" style:parent-style-name="Standard" style:family="paragraph">
      <style:paragraph-properties fo:line-height="115%"/>
    </style:style>
    <style:style style:name="T293" style:parent-style-name="Absatz-Standardschriftart" style:family="text">
      <style:text-properties style:font-name="Palatino Linotype" style:font-name-complex="Calibri" fo:font-size="11pt" style:font-size-asian="11pt" style:font-size-complex="11pt" fo:background-color="#808080"/>
    </style:style>
    <style:style style:name="T294" style:parent-style-name="Absatz-Standardschriftart" style:family="text">
      <style:text-properties style:font-name="Palatino Linotype" style:font-name-complex="Calibri" fo:font-size="11pt" style:font-size-asian="11pt" style:font-size-complex="11pt" fo:background-color="#FFFF00"/>
    </style:style>
    <style:style style:name="P29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3" style:parent-style-name="Standard" style:family="paragraph">
      <style:paragraph-properties fo:line-height="115%"/>
    </style:style>
    <style:style style:name="T304" style:parent-style-name="Absatz-Standardschriftart" style:family="text">
      <style:text-properties style:font-name="Palatino Linotype" style:font-name-complex="Calibri" fo:font-size="11pt" style:font-size-asian="11pt" style:font-size-complex="11pt" fo:background-color="#808080"/>
    </style:style>
    <style:style style:name="T305" style:parent-style-name="Absatz-Standardschriftart" style:family="text">
      <style:text-properties style:font-name="Palatino Linotype" style:font-name-complex="Calibri" fo:font-size="11pt" style:font-size-asian="11pt" style:font-size-complex="11pt" fo:background-color="#FFFF00"/>
    </style:style>
    <style:style style:name="P30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7" style:parent-style-name="Standard" style:family="paragraph">
      <style:paragraph-properties fo:line-height="115%"/>
    </style:style>
    <style:style style:name="T308" style:parent-style-name="Absatz-Standardschriftart" style:family="text">
      <style:text-properties style:font-name="Palatino Linotype" style:font-name-complex="Calibri" fo:font-size="11pt" style:font-size-asian="11pt" style:font-size-complex="11pt" fo:background-color="#808080"/>
    </style:style>
    <style:style style:name="T309" style:parent-style-name="Absatz-Standardschriftart" style:family="text">
      <style:text-properties style:font-name="Palatino Linotype" style:font-name-complex="Calibri" fo:font-size="11pt" style:font-size-asian="11pt" style:font-size-complex="11pt" fo:background-color="#808080"/>
    </style:style>
    <style:style style:name="T310" style:parent-style-name="Absatz-Standardschriftart" style:family="text">
      <style:text-properties style:font-name="Palatino Linotype" style:font-name-complex="Calibri" fo:font-size="11pt" style:font-size-asian="11pt" style:font-size-complex="11pt" fo:background-color="#FFFF00"/>
    </style:style>
    <style:style style:name="T311" style:parent-style-name="Absatz-Standardschriftart" style:family="text">
      <style:text-properties style:font-name="Palatino Linotype" style:font-name-complex="Calibri" fo:font-size="11pt" style:font-size-asian="11pt" style:font-size-complex="11pt" fo:background-color="#808080"/>
    </style:style>
    <style:style style:name="P31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5" style:parent-style-name="Standard" style:family="paragraph">
      <style:paragraph-properties fo:line-height="115%"/>
    </style:style>
    <style:style style:name="T366" style:parent-style-name="Absatz-Standardschriftart" style:family="text">
      <style:text-properties style:font-name="Palatino Linotype" style:font-name-complex="Calibri" fo:font-size="11pt" style:font-size-asian="11pt" style:font-size-complex="11pt" fo:background-color="#00FF00"/>
    </style:style>
    <style:style style:name="P36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8" style:parent-style-name="Standard" style:family="paragraph">
      <style:paragraph-properties fo:line-height="115%"/>
    </style:style>
    <style:style style:name="T369" style:parent-style-name="Absatz-Standardschriftart" style:family="text">
      <style:text-properties style:font-name="Palatino Linotype" style:font-name-complex="Calibri" fo:font-size="11pt" style:font-size-asian="11pt" style:font-size-complex="11pt" fo:background-color="#808080"/>
    </style:style>
    <style:style style:name="P370" style:parent-style-name="Standard" style:family="paragraph">
      <style:paragraph-properties fo:line-height="115%"/>
      <style:text-properties style:font-name="Palatino Linotype" style:font-name-complex="Calibri" fo:font-size="11pt" style:font-size-asian="11pt" style:font-size-complex="11pt"/>
    </style:style>
    <style:style style:name="P371" style:parent-style-name="Standard" style:family="paragraph">
      <style:paragraph-properties fo:line-height="115%"/>
      <style:text-properties style:font-name="Palatino Linotype" style:font-name-complex="Calibri" fo:font-size="11pt" style:font-size-asian="11pt" style:font-size-complex="11pt"/>
    </style:style>
    <style:style style:name="P372" style:parent-style-name="Standard" style:family="paragraph">
      <style:paragraph-properties fo:line-height="115%"/>
      <style:text-properties style:font-name="Palatino Linotype" style:font-name-complex="Calibri" fo:font-size="11pt" style:font-size-asian="11pt" style:font-size-complex="11pt"/>
    </style:style>
    <style:style style:name="P373" style:parent-style-name="Standard" style:family="paragraph">
      <style:paragraph-properties fo:line-height="115%"/>
      <style:text-properties style:font-name="Palatino Linotype" style:font-name-complex="Calibri" fo:font-size="11pt" style:font-size-asian="11pt" style:font-size-complex="11pt"/>
    </style:style>
    <style:style style:name="P374" style:parent-style-name="Standard" style:family="paragraph">
      <style:paragraph-properties fo:line-height="115%"/>
      <style:text-properties style:font-name="Palatino Linotype" style:font-name-complex="Calibri" fo:font-size="11pt" style:font-size-asian="11pt" style:font-size-complex="11pt"/>
    </style:style>
    <style:style style:name="P375" style:parent-style-name="Standard" style:family="paragraph">
      <style:paragraph-properties fo:line-height="115%"/>
      <style:text-properties style:font-name="Palatino Linotype" style:font-name-complex="Calibri" fo:font-size="11pt" style:font-size-asian="11pt" style:font-size-complex="11pt"/>
    </style:style>
    <style:style style:name="P376" style:parent-style-name="Standard" style:family="paragraph">
      <style:paragraph-properties fo:line-height="115%"/>
    </style:style>
    <style:style style:name="T377" style:parent-style-name="Absatz-Standardschriftart" style:family="text">
      <style:text-properties style:font-name="Palatino Linotype" style:font-name-complex="Calibri" fo:color="#196B24" fo:font-size="11pt" style:font-size-asian="11pt" style:font-size-complex="11pt"/>
    </style:style>
    <style:style style:name="T378" style:parent-style-name="Absatz-Standardschriftart" style:family="text">
      <style:text-properties style:font-name="Palatino Linotype" style:font-name-complex="Calibri" fo:color="#196B24" fo:font-size="11pt" style:font-size-asian="11pt" style:font-size-complex="11pt"/>
    </style:style>
    <style:style style:name="T379" style:parent-style-name="Absatz-Standardschriftart" style:family="text">
      <style:text-properties style:font-name="Palatino Linotype" style:font-name-complex="Calibri" fo:color="#196B24" fo:font-size="11pt" style:font-size-asian="11pt" style:font-size-complex="11pt"/>
    </style:style>
    <style:style style:name="T380" style:parent-style-name="Absatz-Standardschriftart" style:family="text">
      <style:text-properties style:font-name="Palatino Linotype" style:font-name-complex="Calibri" fo:font-style="italic" style:font-style-asian="italic" fo:color="#196B24" fo:font-size="11pt" style:font-size-asian="11pt" style:font-size-complex="11pt"/>
    </style:style>
    <style:style style:name="T381" style:parent-style-name="Absatz-Standardschriftart" style:family="text">
      <style:text-properties style:font-name="Palatino Linotype" style:font-name-complex="Calibri" fo:color="#196B24" fo:font-size="11pt" style:font-size-asian="11pt" style:font-size-complex="11pt"/>
    </style:style>
    <style:style style:name="T382" style:parent-style-name="Absatz-Standardschriftart" style:family="text">
      <style:text-properties style:font-name="Palatino Linotype" style:font-name-complex="Calibri" fo:color="#196B24" fo:font-size="11pt" style:font-size-asian="11pt" style:font-size-complex="11pt"/>
    </style:style>
    <style:style style:name="P383" style:parent-style-name="Standard" style:family="paragraph">
      <style:paragraph-properties fo:line-height="115%"/>
      <style:text-properties style:font-name="Palatino Linotype" style:font-name-complex="Calibri" fo:color="#196B24" fo:font-size="11pt" style:font-size-asian="11pt" style:font-size-complex="11pt"/>
    </style:style>
    <style:style style:name="P384" style:parent-style-name="Standard" style:family="paragraph">
      <style:paragraph-properties fo:line-height="115%"/>
      <style:text-properties style:font-name="Palatino Linotype" style:font-name-complex="Calibri" fo:color="#196B24" fo:font-size="11pt" style:font-size-asian="11pt" style:font-size-complex="11pt"/>
    </style:style>
    <style:style style:name="P385" style:parent-style-name="Standard" style:family="paragraph">
      <style:paragraph-properties fo:line-height="115%"/>
      <style:text-properties style:font-name="Palatino Linotype" style:font-name-complex="Calibri" fo:color="#196B24" fo:font-size="11pt" style:font-size-asian="11pt" style:font-size-complex="11pt"/>
    </style:style>
    <style:style style:name="P386" style:parent-style-name="Standard" style:family="paragraph">
      <style:paragraph-properties fo:line-height="115%"/>
      <style:text-properties style:font-name="Palatino Linotype" style:font-name-complex="Calibri" fo:color="#196B24" fo:font-size="11pt" style:font-size-asian="11pt" style:font-size-complex="11pt"/>
    </style:style>
    <style:style style:name="P387" style:parent-style-name="Standard" style:family="paragraph">
      <style:paragraph-properties fo:line-height="115%"/>
    </style:style>
    <style:style style:name="T388" style:parent-style-name="Absatz-Standardschriftart" style:family="text">
      <style:text-properties style:font-name="Palatino Linotype" style:font-name-complex="Calibri" fo:color="#196B24" fo:font-size="11pt" style:font-size-asian="11pt" style:font-size-complex="11pt"/>
    </style:style>
    <style:style style:name="T389" style:parent-style-name="Absatz-Standardschriftart" style:family="text">
      <style:text-properties style:font-name="Palatino Linotype" style:font-name-complex="Calibri" fo:color="#196B24" fo:font-size="11pt" style:font-size-asian="11pt" style:font-size-complex="11pt"/>
    </style:style>
    <style:style style:name="T390" style:parent-style-name="Absatz-Standardschriftart" style:family="text">
      <style:text-properties style:font-name="Palatino Linotype" style:font-name-complex="Calibri" fo:color="#196B24" fo:font-size="11pt" style:font-size-asian="11pt" style:font-size-complex="11pt"/>
    </style:style>
    <style:style style:name="T391" style:parent-style-name="Absatz-Standardschriftart" style:family="text">
      <style:text-properties style:font-name="Palatino Linotype" style:font-name-complex="Calibri" fo:font-style="italic" style:font-style-asian="italic" fo:color="#196B24" fo:font-size="11pt" style:font-size-asian="11pt" style:font-size-complex="11pt"/>
    </style:style>
    <style:style style:name="T392" style:parent-style-name="Absatz-Standardschriftart" style:family="text">
      <style:text-properties style:font-name="Palatino Linotype" style:font-name-complex="Calibri" fo:color="#196B24" fo:font-size="11pt" style:font-size-asian="11pt" style:font-size-complex="11pt"/>
    </style:style>
    <style:style style:name="T393" style:parent-style-name="Absatz-Standardschriftart" style:family="text">
      <style:text-properties style:font-name="Palatino Linotype" style:font-name-complex="Calibri" fo:color="#196B24" fo:font-size="11pt" style:font-size-asian="11pt" style:font-size-complex="11pt"/>
    </style:style>
    <style:style style:name="T394" style:parent-style-name="Absatz-Standardschriftart" style:family="text">
      <style:text-properties style:font-name="Palatino Linotype" style:font-name-complex="Calibri" fo:color="#196B24" fo:font-size="11pt" style:font-size-asian="11pt" style:font-size-complex="11pt"/>
    </style:style>
    <style:style style:name="T395" style:parent-style-name="Absatz-Standardschriftart" style:family="text">
      <style:text-properties style:font-name="Palatino Linotype" style:font-name-complex="Calibri" fo:color="#196B24" fo:font-size="11pt" style:font-size-asian="11pt" style:font-size-complex="11pt"/>
    </style:style>
    <style:style style:name="T396" style:parent-style-name="Absatz-Standardschriftart" style:family="text">
      <style:text-properties style:font-name="Segoe UI Emoji" style:font-name-asian="Segoe UI Emoji" style:font-name-complex="Segoe UI Emoji" fo:color="#196B24" fo:font-size="11pt" style:font-size-asian="11pt" style:font-size-complex="11pt"/>
    </style:style>
    <style:style style:name="P397" style:parent-style-name="Standard" style:family="paragraph">
      <style:paragraph-properties fo:line-height="115%"/>
      <style:text-properties style:font-name="Palatino Linotype" style:font-name-complex="Calibri" fo:color="#196B24" fo:font-size="11pt" style:font-size-asian="11pt" style:font-size-complex="11pt"/>
    </style:style>
    <style:style style:name="P398" style:parent-style-name="Standard" style:family="paragraph">
      <style:paragraph-properties fo:line-height="115%"/>
      <style:text-properties style:font-name="Palatino Linotype" style:font-name-complex="Calibri" fo:font-size="11pt" style:font-size-asian="11pt" style:font-size-complex="11pt"/>
    </style:style>
    <style:style style:name="P399" style:parent-style-name="Standard" style:family="paragraph">
      <style:paragraph-properties fo:line-height="115%"/>
      <style:text-properties style:font-name="Palatino Linotype" style:font-name-complex="Calibri" fo:font-size="11pt" style:font-size-asian="11pt" style:font-size-complex="11pt"/>
    </style:style>
    <style:style style:name="P400" style:parent-style-name="Standard" style:family="paragraph">
      <style:paragraph-properties fo:line-height="115%"/>
      <style:text-properties style:font-name="Palatino Linotype" style:font-name-complex="Calibri" fo:font-size="11pt" style:font-size-asian="11pt" style:font-size-complex="11pt"/>
    </style:style>
    <style:style style:name="P401" style:parent-style-name="Standard" style:family="paragraph">
      <style:paragraph-properties fo:line-height="115%"/>
      <style:text-properties style:font-name="Palatino Linotype" style:font-name-complex="Calibri" fo:font-size="11pt" style:font-size-asian="11pt" style:font-size-complex="11pt"/>
    </style:style>
    <style:style style:name="P402" style:parent-style-name="Standard" style:family="paragraph">
      <style:paragraph-properties fo:line-height="115%"/>
    </style:style>
    <style:style style:name="T403" style:parent-style-name="Absatz-Standardschriftart" style:family="text">
      <style:text-properties style:font-name="Palatino Linotype" style:font-name-complex="Calibri" fo:font-size="11pt" style:font-size-asian="11pt" style:font-size-complex="11pt" fo:background-color="#FFFF00"/>
    </style:style>
    <style:style style:name="T404" style:parent-style-name="Absatz-Standardschriftart" style:family="text">
      <style:text-properties style:font-name="Palatino Linotype" style:font-name-complex="Calibri" fo:font-size="11pt" style:font-size-asian="11pt" style:font-size-complex="11pt"/>
    </style:style>
    <style:style style:name="T405" style:parent-style-name="Absatz-Standardschriftart" style:family="text">
      <style:text-properties style:font-name="Palatino Linotype" style:font-name-complex="Calibri" fo:font-size="11pt" style:font-size-asian="11pt" style:font-size-complex="11pt" fo:background-color="#00FFFF"/>
    </style:style>
    <style:style style:name="T406" style:parent-style-name="Absatz-Standardschriftart" style:family="text">
      <style:text-properties style:font-name="Palatino Linotype" style:font-name-complex="Calibri" fo:font-size="11pt" style:font-size-asian="11pt" style:font-size-complex="11pt"/>
    </style:style>
    <style:style style:name="T407" style:parent-style-name="Absatz-Standardschriftart" style:family="text">
      <style:text-properties style:font-name="Palatino Linotype" style:font-name-complex="Calibri" fo:font-size="11pt" style:font-size-asian="11pt" style:font-size-complex="11pt" fo:background-color="#FFFF00"/>
    </style:style>
    <style:style style:name="T408" style:parent-style-name="Absatz-Standardschriftart" style:family="text">
      <style:text-properties style:font-name="Palatino Linotype" style:font-name-complex="Calibri" fo:font-size="11pt" style:font-size-asian="11pt" style:font-size-complex="11pt" fo:background-color="#FFFF00"/>
    </style:style>
    <style:style style:name="T409" style:parent-style-name="Absatz-Standardschriftart" style:family="text">
      <style:text-properties style:font-name="Palatino Linotype" style:font-name-complex="Calibri" text:display="none" fo:font-size="11pt" style:font-size-asian="11pt" style:font-size-complex="11pt" fo:background-color="#FFFF00"/>
    </style:style>
    <style:style style:name="T410" style:parent-style-name="Absatz-Standardschriftart" style:family="text">
      <style:text-properties style:font-name="Palatino Linotype" style:font-name-complex="Calibri" fo:font-size="11pt" style:font-size-asian="11pt" style:font-size-complex="11pt"/>
    </style:style>
    <style:style style:name="T411" style:parent-style-name="Absatz-Standardschriftart" style:family="text">
      <style:text-properties style:font-name="Palatino Linotype" style:font-name-complex="Calibri" fo:font-size="11pt" style:font-size-asian="11pt" style:font-size-complex="11pt" fo:background-color="#FFFF00"/>
    </style:style>
    <style:style style:name="P412" style:parent-style-name="Standard" style:family="paragraph">
      <style:paragraph-properties fo:line-height="115%"/>
      <style:text-properties style:font-name="Palatino Linotype" style:font-name-complex="Calibri" fo:font-size="11pt" style:font-size-asian="11pt" style:font-size-complex="11pt"/>
    </style:style>
    <style:style style:name="P413" style:parent-style-name="Standard" style:family="paragraph">
      <style:paragraph-properties fo:line-height="115%"/>
    </style:style>
    <style:style style:name="T414" style:parent-style-name="Absatz-Standardschriftart" style:family="text">
      <style:text-properties style:font-name="Palatino Linotype" style:font-name-complex="Calibri" fo:font-size="11pt" style:font-size-asian="11pt" style:font-size-complex="11pt" fo:background-color="#00FF00"/>
    </style:style>
    <style:style style:name="P415" style:parent-style-name="Standard" style:family="paragraph">
      <style:paragraph-properties fo:line-height="115%"/>
      <style:text-properties style:font-name="Palatino Linotype" style:font-name-complex="Calibri" fo:font-size="11pt" style:font-size-asian="11pt" style:font-size-complex="11pt"/>
    </style:style>
    <style:style style:name="P416"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417"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418"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419"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420"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421"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422"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423" style:parent-style-name="Standard" style:family="paragraph">
      <style:paragraph-properties fo:line-height="115%"/>
      <style:text-properties style:font-name="Palatino Linotype" style:font-name-complex="Calibri" fo:font-size="11pt" style:font-size-asian="11pt" style:font-size-complex="11pt"/>
    </style:style>
    <style:style style:name="P424" style:parent-style-name="Standard" style:family="paragraph">
      <style:paragraph-properties fo:line-height="115%"/>
      <style:text-properties style:font-name="Palatino Linotype" style:font-name-complex="Calibri" fo:font-size="11pt" style:font-size-asian="11pt" style:font-size-complex="11pt"/>
    </style:style>
    <style:style style:name="P425" style:parent-style-name="Standard" style:family="paragraph">
      <style:paragraph-properties fo:line-height="115%"/>
      <style:text-properties style:font-name="Palatino Linotype" style:font-name-complex="Calibri" fo:font-size="11pt" style:font-size-asian="11pt" style:font-size-complex="11pt"/>
    </style:style>
    <style:style style:name="P426"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427" style:parent-style-name="Standard" style:family="paragraph">
      <style:paragraph-properties fo:line-height="115%"/>
      <style:text-properties style:font-name="Palatino Linotype" style:font-name-complex="Calibri" fo:font-size="11pt" style:font-size-asian="11pt" style:font-size-complex="11pt"/>
    </style:style>
    <style:style style:name="P428" style:parent-style-name="Listenabsatz" style:list-style-name="LFO2" style:family="paragraph">
      <style:paragraph-properties fo:line-height="115%"/>
    </style:style>
    <style:style style:name="T429" style:parent-style-name="Absatz-Standardschriftart" style:family="text">
      <style:text-properties style:font-name="Palatino Linotype" style:font-name-complex="Calibri" fo:font-size="11pt" style:font-size-asian="11pt" style:font-size-complex="11pt"/>
    </style:style>
    <style:style style:name="T430" style:parent-style-name="Absatz-Standardschriftart" style:family="text">
      <style:text-properties style:font-name="Palatino Linotype" style:font-name-complex="Calibri" fo:font-style="italic" style:font-style-asian="italic" fo:font-size="11pt" style:font-size-asian="11pt" style:font-size-complex="11pt"/>
    </style:style>
    <style:style style:name="P431" style:parent-style-name="Listenabsatz" style:list-style-name="LFO2" style:family="paragraph">
      <style:paragraph-properties fo:line-height="115%"/>
    </style:style>
    <style:style style:name="T432" style:parent-style-name="Absatz-Standardschriftart" style:family="text">
      <style:text-properties style:font-name="Palatino Linotype" style:font-name-complex="Calibri" fo:font-size="11pt" style:font-size-asian="11pt" style:font-size-complex="11pt"/>
    </style:style>
    <style:style style:name="T433" style:parent-style-name="Absatz-Standardschriftart" style:family="text">
      <style:text-properties style:font-name="Palatino Linotype" style:font-name-complex="Calibri" fo:font-style="italic" style:font-style-asian="italic" fo:font-size="11pt" style:font-size-asian="11pt" style:font-size-complex="11pt"/>
    </style:style>
    <style:style style:name="P434" style:parent-style-name="Listenabsatz" style:list-style-name="LFO2" style:family="paragraph">
      <style:paragraph-properties fo:line-height="115%"/>
    </style:style>
    <style:style style:name="T435" style:parent-style-name="Absatz-Standardschriftart" style:family="text">
      <style:text-properties style:font-name="Palatino Linotype" style:font-name-complex="Calibri" fo:font-size="11pt" style:font-size-asian="11pt" style:font-size-complex="11pt"/>
    </style:style>
    <style:style style:name="T436" style:parent-style-name="Absatz-Standardschriftart" style:family="text">
      <style:text-properties style:font-name="Palatino Linotype" style:font-name-complex="Calibri" fo:font-size="11pt" style:font-size-asian="11pt" style:font-size-complex="11pt" fo:background-color="#FFFF00"/>
    </style:style>
    <style:style style:name="P437" style:parent-style-name="Standard" style:family="paragraph">
      <style:paragraph-properties fo:line-height="115%"/>
      <style:text-properties style:font-name="Palatino Linotype" style:font-name-complex="Calibri" fo:font-size="11pt" style:font-size-asian="11pt" style:font-size-complex="11pt"/>
    </style:style>
    <style:style style:name="P438" style:parent-style-name="Listenabsatz" style:list-style-name="LFO2" style:family="paragraph">
      <style:paragraph-properties fo:line-height="115%"/>
    </style:style>
    <style:style style:name="T439" style:parent-style-name="Absatz-Standardschriftart" style:family="text">
      <style:text-properties style:font-name="Palatino Linotype" style:font-name-complex="Calibri" fo:font-size="11pt" style:font-size-asian="11pt" style:font-size-complex="11pt"/>
    </style:style>
    <style:style style:name="T440" style:parent-style-name="Absatz-Standardschriftart" style:family="text">
      <style:text-properties style:font-name="Segoe UI Emoji" style:font-name-asian="Segoe UI Emoji" style:font-name-complex="Segoe UI Emoji" fo:font-size="11pt" style:font-size-asian="11pt" style:font-size-complex="11pt"/>
    </style:style>
    <style:style style:name="T441" style:parent-style-name="Absatz-Standardschriftart" style:family="text">
      <style:text-properties style:font-name="Palatino Linotype" style:font-name-complex="Calibri" fo:font-size="11pt" style:font-size-asian="11pt" style:font-size-complex="11pt"/>
    </style:style>
    <style:style style:name="P442" style:parent-style-name="Listenabsatz" style:family="paragraph">
      <style:text-properties style:font-name="Palatino Linotype" style:font-name-complex="Calibri" fo:font-size="11pt" style:font-size-asian="11pt" style:font-size-complex="11pt"/>
    </style:style>
    <style:style style:name="P443"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444" style:parent-style-name="Listenabsatz" style:family="paragraph">
      <style:text-properties style:font-name="Palatino Linotype" style:font-name-complex="Calibri" fo:font-size="11pt" style:font-size-asian="11pt" style:font-size-complex="11pt"/>
    </style:style>
    <style:style style:name="P445"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446" style:parent-style-name="Standard" style:family="paragraph">
      <style:paragraph-properties fo:line-height="115%"/>
      <style:text-properties style:font-name="Palatino Linotype" style:font-name-complex="Calibri" fo:font-size="11pt" style:font-size-asian="11pt" style:font-size-complex="11pt"/>
    </style:style>
    <style:style style:name="P447" style:parent-style-name="Standard" style:family="paragraph">
      <style:paragraph-properties fo:line-height="115%"/>
    </style:style>
    <style:style style:name="T448" style:parent-style-name="Absatz-Standardschriftart" style:family="text">
      <style:text-properties style:font-name="Palatino Linotype" style:font-name-complex="Calibri" fo:font-size="11pt" style:font-size-asian="11pt" style:font-size-complex="11pt" fo:background-color="#00FF00"/>
    </style:style>
    <style:style style:name="P449" style:parent-style-name="Standard" style:family="paragraph">
      <style:paragraph-properties fo:line-height="115%"/>
      <style:text-properties style:font-name="Palatino Linotype" style:font-name-complex="Calibri" fo:font-size="11pt" style:font-size-asian="11pt" style:font-size-complex="11pt"/>
    </style:style>
    <style:style style:name="P450" style:parent-style-name="Standard" style:family="paragraph">
      <style:paragraph-properties fo:line-height="115%"/>
      <style:text-properties style:font-name="Palatino Linotype" style:font-name-complex="Calibri" fo:font-size="11pt" style:font-size-asian="11pt" style:font-size-complex="11pt"/>
    </style:style>
    <style:style style:name="P451" style:parent-style-name="Standard" style:family="paragraph">
      <style:paragraph-properties fo:line-height="115%"/>
      <style:text-properties style:font-name="Palatino Linotype" style:font-name-complex="Calibri" fo:font-size="11pt" style:font-size-asian="11pt" style:font-size-complex="11pt"/>
    </style:style>
    <style:style style:name="P452" style:parent-style-name="Standard" style:family="paragraph">
      <style:paragraph-properties fo:line-height="115%"/>
      <style:text-properties style:font-name="Palatino Linotype" style:font-name-complex="Calibri" fo:font-size="11pt" style:font-size-asian="11pt" style:font-size-complex="11pt"/>
    </style:style>
    <style:style style:name="P453" style:parent-style-name="Standard" style:family="paragraph">
      <style:paragraph-properties fo:line-height="115%"/>
      <style:text-properties style:font-name="Palatino Linotype" style:font-name-complex="Calibri" fo:font-size="11pt" style:font-size-asian="11pt" style:font-size-complex="11pt"/>
    </style:style>
    <style:style style:name="P454" style:parent-style-name="Standard" style:family="paragraph">
      <style:paragraph-properties fo:line-height="115%"/>
      <style:text-properties style:font-name="Palatino Linotype" style:font-name-complex="Calibri" fo:font-size="11pt" style:font-size-asian="11pt" style:font-size-complex="11pt"/>
    </style:style>
    <style:style style:name="P455" style:parent-style-name="Standard" style:family="paragraph">
      <style:paragraph-properties fo:line-height="115%"/>
      <style:text-properties style:font-name="Palatino Linotype" style:font-name-complex="Calibri" fo:font-size="11pt" style:font-size-asian="11pt" style:font-size-complex="11pt"/>
    </style:style>
    <style:style style:name="P456" style:parent-style-name="Standard" style:family="paragraph">
      <style:paragraph-properties fo:line-height="115%"/>
    </style:style>
    <style:style style:name="T457" style:parent-style-name="Absatz-Standardschriftart" style:family="text">
      <style:text-properties style:font-name="Palatino Linotype" style:font-name-complex="Calibri" fo:font-size="11pt" style:font-size-asian="11pt" style:font-size-complex="11pt"/>
    </style:style>
    <style:style style:name="T458" style:parent-style-name="Absatz-Standardschriftart" style:family="text">
      <style:text-properties style:font-name="Palatino Linotype" style:font-name-complex="Calibri" fo:font-style="italic" style:font-style-asian="italic" fo:font-size="11pt" style:font-size-asian="11pt" style:font-size-complex="11pt"/>
    </style:style>
    <style:style style:name="T459" style:parent-style-name="Absatz-Standardschriftart" style:family="text">
      <style:text-properties style:font-name="Palatino Linotype" style:font-name-complex="Calibri" fo:font-size="11pt" style:font-size-asian="11pt" style:font-size-complex="11pt"/>
    </style:style>
    <style:style style:name="T460" style:parent-style-name="Absatz-Standardschriftart" style:family="text">
      <style:text-properties style:font-name="Palatino Linotype" style:font-name-complex="Calibri" fo:font-size="11pt" style:font-size-asian="11pt" style:font-size-complex="11pt"/>
    </style:style>
    <style:style style:name="P461" style:parent-style-name="Standard" style:family="paragraph">
      <style:paragraph-properties fo:line-height="115%"/>
      <style:text-properties style:font-name="Palatino Linotype" style:font-name-complex="Calibri" fo:font-size="11pt" style:font-size-asian="11pt" style:font-size-complex="11pt"/>
    </style:style>
    <style:style style:name="P462" style:parent-style-name="Standard" style:family="paragraph">
      <style:paragraph-properties fo:line-height="115%"/>
      <style:text-properties style:font-name="Palatino Linotype" style:font-name-complex="Calibri" fo:font-size="11pt" style:font-size-asian="11pt" style:font-size-complex="11pt"/>
    </style:style>
    <style:style style:name="P463" style:parent-style-name="Listenabsatz" style:list-style-name="LFO2" style:family="paragraph">
      <style:paragraph-properties fo:line-height="115%"/>
    </style:style>
    <style:style style:name="T464" style:parent-style-name="Absatz-Standardschriftart" style:family="text">
      <style:text-properties style:font-name="Palatino Linotype" style:font-name-complex="Calibri" fo:font-size="11pt" style:font-size-asian="11pt" style:font-size-complex="11pt"/>
    </style:style>
    <style:style style:name="T465" style:parent-style-name="Absatz-Standardschriftart" style:family="text">
      <style:text-properties style:font-name="Palatino Linotype" style:font-name-complex="Calibri" fo:font-style="italic" style:font-style-asian="italic" fo:font-size="11pt" style:font-size-asian="11pt" style:font-size-complex="11pt"/>
    </style:style>
    <style:style style:name="T466" style:parent-style-name="Absatz-Standardschriftart" style:family="text">
      <style:text-properties style:font-name="Palatino Linotype" style:font-name-complex="Calibri" fo:font-size="11pt" style:font-size-asian="11pt" style:font-size-complex="11pt"/>
    </style:style>
    <style:style style:name="P467"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468"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469"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470" style:parent-style-name="Standard" style:family="paragraph">
      <style:paragraph-properties fo:line-height="115%"/>
      <style:text-properties style:font-name="Palatino Linotype" style:font-name-complex="Calibri" fo:font-size="11pt" style:font-size-asian="11pt" style:font-size-complex="11pt"/>
    </style:style>
    <style:style style:name="P471" style:parent-style-name="Standard" style:family="paragraph">
      <style:paragraph-properties fo:line-height="115%"/>
    </style:style>
    <style:style style:name="T472" style:parent-style-name="Absatz-Standardschriftart" style:family="text">
      <style:text-properties style:font-name="Palatino Linotype" style:font-name-complex="Calibri" fo:font-size="11pt" style:font-size-asian="11pt" style:font-size-complex="11pt" fo:background-color="#00FF00"/>
    </style:style>
  </office:automatic-styles>
  <office:body>
    <office:text text:use-soft-page-breaks="true">
      <text:p text:style-name="P1"><text:span text:style-name="T2">Bist du sensibel? … Haha, ok… Sei es, wie es sei, es ist…. So…. Ich kenne … die unsensiblen Männer<text:s/></text:span><text:span text:style-name="T3">jedenfalls</text:span><text:span text:style-name="T4">. Manche<text:s/></text:span><text:span text:style-name="T5">zumindest</text:span><text:span text:style-name="T6">…<text:s/></text:span><text:span text:style-name="T7">kenne ich</text:span><text:span text:style-name="T8"><text:s/>mit Sicherheit. Also mit der Eigenschaft von Sicherheit; nenn es sicheres Leben. Klar verortet, strukturiert und bedacht im immer gleichen Rhythmus, der Wachstum und Wohlstand begünstigt. Mit Sicherheit (*zynisch*). Glauben die! Was glauben die eigentlich, wer die sind? Sind die krass verortet stark im Halt?! Oder mit Sicherheit krass im Leben stehend?! Wendend…. Ich wende mich denen zu. Ich will wissen, worum es geht! Um Gesellschaft? Um Verortung und Sicherheit im Zirkula des Lebens?! Im Lebenstag, sprich: des Alltags zugeordnet, wie ein vernünftiger Mann?! Eine Schachfigur könne man singen, so wäre sie ein Tonleiterrezept für vereinzelte Wäre-Menschen, wie mich! Zugegeben… ich bin stark… stark kastriert von der Umgebung. Nirgends darf ich mich zeigen… ich bin sicher verhallt, sobald ich was sage. Sage ich was dazu, so werde ich unsicher beäugelt, doch sehen mich dann die unsensiblen Männer mit Sicherheit oder durch Zufall?! Wieviel Zufall steckt in der Welt, wenn alles vereinzelt und doch stark subtil vernetzt, ohne das Kontakt zwischen den Zellen bestündem der nicht zweckgebunden und schematisch einer klaren Richtlinie zu folgen scheint?! Klar, dann und wann kracht es! Im Supermarkt hat jemand an der Schlange stehend festgestellt, keine wertvollen Ressourcen dabei zu haben, wie etwa eine Plastikkarte mit Elektrochip, <text:s/>oder das monatlich zuwachsende, abhebbare sogenannte (*extra penetrant und langsam gelesen*) Baaaargellllld… Ich schweife ab, es war zu viel der Worte. Es kann sein, dass ich zustimme, es kann sein, dass ich ablehne, aber Sorgfaltspflicht ist Sorgfaltspflicht und die setze ich nicht aufs Spiel. Selbst wenn mir jemand eine Kugel reinjagen will, würde ich vorher noch achtsam der Patrone zuschauen, wie sie meine Schädelrinde durchdringt um ein achtsames Leben geführt zu haben, gehe ich jeden Weg ebenso, sobald es die Nerven zulassen. Denn nicht jede Umwelt <text:s/>ist so brachial verkürzend, wie ein Schuss in den Kopf. Doch bereitet so manches doch wesentlich mehr Kopfschmerzen. Du sitzt im Zug, wenn du kein privilegierter Autofahrer bist, mit Sicherheit kommst du an? Doch nur wann?! Und wieviele deiner Nervenzellen besitzt du dann noch, wenn TicToc, Instagram und arabische Volksmusik zeitgleich in deinem Ohr Zuflucht suchen?! Mit Sicherheit nicht die Rechten, die rechten Weg suchen. Zu hassvergiebelt mir diese Zweifel am Menschen. Nur Gutes komm von Links. Politisch gesehen. Doch das zählt heute auch nicht mehr. Mit Nichten bin ich je sicher…. (*seufz*)….. ich spüre ein Verständnis für meinen Wunsch: mich mit der sicheren Seite der Gesellschaft zu befassen. Oooderrr…. Vielleicht <text:s/>doch nicht <text:s/>ganz so kuschelig anmutend.. (*lachend*) befassen^^…. Eher…. Verständnis erhalten oder wenigstens ein paar wenige Einblicke bekommen in die Welt der unsensiblen Männer, die das Schiff schon so lange schaukeln. Wie die hohe See, die dazu ermächtigt ist, den Fortgang der Welt zu bestreiten, wenn sie die Gezeiten strömen lässt und Schiffe<text:s/></text:span><text:soft-page-break/><text:span text:style-name="T9">versenkt. Ich will es wissen. Ich gehe zu denen. Ich schwöre…. Okay, hömma zu, du hast es drauf. Okay, ich gehe dahin, auch als sensibler Mensch. Ich bin gut so wie ich bin und ich will mehr wissen als jetzt. Deswegen suche ich mir Situation, wie diese nun folgende: ein paar einleitende Worte zu potentiellen Schutzmaßnahmen: es wäre ratgiebig, einen Schutz mitzunehmen. Einen körperlichen Schutz zur eigenen Schutzmaßnahme der körperlichen <text:s/>Unversehrtheit…. Oder ist es jetzt meine Paranioa, die mich soweit treibt, meinen zu müssen, nur weil jemand mit Sicherheit unsensibel ist, schadet <text:s/>er mir direkt?! Wer ist hier unsensibel stöhnt es belästigend aus einer tiefen Schädelecke… Vernunft…. Verstand…. Vergiebelt… Mit Herz und Hand rocke ich die Wand zu untermauern, auf dass sie schlafen möge in tiefer Erde und zutage kommt die Begegnung… so wankelmütig…. Eine ferne Diagnose streift durch mein Hirn…. Stimmungswechsel rasanter Natur lassen sich vielschichtig beleuchten… Nur nicht so stabil, wie das, was mich erwartet……</text:span></text:p>
      <text:p text:style-name="P10"/>
      <text:p text:style-name="P11">Zu deren Sicherheit werde ich auch keinen Baseball Schläger mitnehmen, damit die sicheren sicher bleiben. Und auch ein Kaktus würde noch stechen, so hätte man ihn lieb in seine Arme geschlossen. Ich erwarte nichts gutes. Tiefe Finsternis durchbrach meinen Verstand und sehnte kurz den Basy zurück, als ich auch schon da war und mir auffiel, das wird hart. Aber das Harte zu bemängeln, das wäre mir auch zu unsensibel…. So… in <text:s/>Angesicht zu Angesicht… (*räusper*)</text:p>
      <text:p text:style-name="P12"><text:span text:style-name="T13">##Diskurs einbauen.(?)##(aktuell: sehe ad hoc keinen Bedarf)</text:span></text:p>
      <text:p text:style-name="P14">Oder erwarten die unsensiblen Männer etwa, dass man zum kontroversen Diskurs mit Waffen auftaucht?! Ich habe mal gehört, unsensible Männer sind stehts bewaffnet… <text:s/>Kann das sein? Ein Klos setzte sich knapp über meinen Adamsapfel und pfropfte ihn, wie der Kork ne Flasche Burgunder. Nun, egal, da war ja die Burg, und ich bin da. Kann ja gar nicht sein… habe ich das nicht erwähnt… löblich wohnen sie im Angesicht westlicher Werte. Die haben es zu was gebracht. Was aus sich gemacht. Die Lehrjahre sind vorbei, jetzt sind sie die Herren…. Ein leichter Schauer durchsiebt meinen Körper bis in den Anus. Kommt noch vor, dass ich gleich kacken geh…. Erwähnte ein Gedanke seinen Senf. Sicher bin ich mir nicht, wie das ganze ausgeht, doch ich habe keine Zeit mehr, für mehr hin und her. Ich will sehen, was sich ergibt.</text:p>
      <text:p text:style-name="P15"/>
      <text:p text:style-name="P16">Ich bin eher der neutrale Typ und sittlich wohl gesottene Manieren pfleglich bei Bedarf..-,</text:p>
      <text:p text:style-name="P17">ein weißer Hintern, ein weißer Bart, der weiseste Mann, hier am Start. Komm und sockel dich in flockiges Lockengedicht. Weiser Scheiß, ich weiß.</text:p>
      <text:p text:style-name="P18">Sie schaun zu mir, das bist nicht du! Bau mit Papier, eine Hütte aus Stuhl.<text:s/></text:p>
      <text:p text:style-name="P19">So häufig war der Haufen an Ansehen verbunden.</text:p>
      <text:p text:style-name="P20">Ihn stets beflockend , im Rausch verschwunden..<text:s/></text:p>
      <text:soft-page-break/>
      <text:p text:style-name="P21">Hinab geleistet, und stetig bekundet,</text:p>
      <text:p text:style-name="P22">besudeltes Blatt, im Ringel verduftet,<text:s/></text:p>
      <text:p text:style-name="P23">Die Kreise von Zeiten, ich bau mir die</text:p>
      <text:p text:style-name="P24">Stille.</text:p>
      <text:p text:style-name="P25">Ein Nächtlich Gewand von Duftender Fülle.</text:p>
      <text:p text:style-name="P26"/>
      <text:p text:style-name="P27">Still und Leise, BRUNTZ, dick umkreise ich</text:p>
      <text:p text:style-name="P28">Dich. Löffel biege ich nicht. Aber dein Arsch-</text:p>
      <text:p text:style-name="P29">Gesicht. (*hahaha*). Fühle die Ironie und</text:p>
      <text:p text:style-name="P30">Rühre die Philosophie, bis der Verstand die</text:p>
      <text:p text:style-name="P31">Worte findet, die uns so prächtig, doch mauern</text:p>
      <text:p text:style-name="P32">Nicht Hand, was schlicht unersättlich, in</text:p>
      <text:p text:style-name="P33">Gottes Gewand, Gedanken sind mächtig.</text:p>
      <text:p text:style-name="P34">Doch vergiss nicht, es geht um die Liebe.</text:p>
      <text:p text:style-name="P35">Du bist nicht besser als eine Kakerlake.</text:p>
      <text:p text:style-name="P36">Doch darfst du sie töten, wird sie dir</text:p>
      <text:p text:style-name="P37">Zur Plage. So denke ich nun, und mein</text:p>
      <text:p text:style-name="P38">Ich kann sagen. Doch was willst du tun,</text:p>
      <text:p text:style-name="P39">wenn letzte Instanzen sind vor dir nun</text:p>
      <text:p text:style-name="P40">vielleicht schon abgefahren. Es Leben</text:p>
      <text:p text:style-name="P41">umkreise im Diessatz nur Stille, erfülle</text:p>
      <text:p text:style-name="P42">die Maise, das ist der Wille.</text:p>
      <text:p text:style-name="P43">Pip Pup Pip Pup Pup Pup.</text:p>
      <text:p text:style-name="P44">Sei mit mir Vogel und fliege davon</text:p>
      <text:p text:style-name="P45">Gewandet im Adler als Krähenhorst</text:p>
      <text:p text:style-name="P46">Der bunten Biegung Seelenforst.<text:s/></text:p>
      <text:p text:style-name="P47">Ich liebe die Alten, die alten Rabenkrähen.<text:s/></text:p>
      <text:p text:style-name="P48">Dick wollene Farben, verführte mich sehnlich.</text:p>
      <text:p text:style-name="P49">Erbittet um bloße Kontaktregung pfleglich.</text:p>
      <text:p text:style-name="P50"><text:s/>Wir haben Kontakt. Den Kontakt. Ich habe</text:p>
      <text:p text:style-name="P51">Kontakt. Die Krähen haben die Macht. Ich</text:p>
      <text:p text:style-name="P52"><text:s/>Weiß, was ich sehe, denn Liebe bin ich,</text:p>
      <text:p text:style-name="P53">ich sinnlich erblicke, mein Abgesicht.</text:p>
      <text:p text:style-name="P54">Es schaut mir ab, was uns zuteil, mich und</text:p>
      <text:p text:style-name="P55">Die Geister der Seele, mich um Welten</text:p>
      <text:p text:style-name="P56">Schätzen lernte und nicht nun mehr quäle-</text:p>
      <text:p text:style-name="P57">Genug deiner Reden, du warst schon so fort,</text:p>
      <text:p text:style-name="P58">Du brauchst die Familie, der Rest ist deine</text:p>
      <text:p text:style-name="P59">Eigene Phantasie, lass sie nicht mit dir</text:p>
      <text:p text:style-name="P60">Durchgehen, denn sonst bist du Klee….</text:p>
      <text:p text:style-name="P61">Klebrig und bald tot wie der Schnee.</text:p>
      <text:soft-page-break/>
      <text:p text:style-name="P62">Eins sein musst du im Menschenfieber.</text:p>
      <text:p text:style-name="P63">Stets Schaffen und Loben und Ein-sein.</text:p>
      <text:p text:style-name="P64">Ausruhen und quengeln und pflegen</text:p>
      <text:p text:style-name="P65">Und hegen, dein gärtliches Innenleben.</text:p>
      <text:p text:style-name="P66">So war ich denn, und du siehst mir nach,</text:p>
      <text:p text:style-name="P67">im Sinkflug bei mir, nicht bei dir, vergib</text:p>
      <text:p text:style-name="P68">ich im Schlaf, bin still und ganz brav.<text:s/></text:p>
      <text:p text:style-name="P69">(*seufz*)</text:p>
      <text:p text:style-name="P70">Verflossene Göttin vertraute mir an,</text:p>
      <text:p text:style-name="P71">Ich sei ungenug für Menschuntergang,</text:p>
      <text:p text:style-name="P72">Ich sei ein Vulkan, der kommt und</text:p>
      <text:p text:style-name="P73">Zerfließt, bei mächtigen Spritz.<text:s/></text:p>
      <text:p text:style-name="P74">Ergieß mich und geh in die Stille.</text:p>
      <text:p text:style-name="P75">Doch brodelt und lodert mein</text:p>
      <text:p text:style-name="P76">Eisiger Wille. Schlaf. Vergiebelt.</text:p>
      <text:p text:style-name="P77">Bedarf verriegelt. Ich nehme, ich<text:s/></text:p>
      <text:p text:style-name="P78">Tank! Ränge des seelenlosen Punk!</text:p>
      <text:p text:style-name="P79">War Eifer, war krank. Die Geier nicht</text:p>
      <text:p text:style-name="P80">Gut im Dornröschen-Sinne, warten</text:p>
      <text:p text:style-name="P81">Geduldig auf eisige Fülle. Wo lebloses</text:p>
      <text:p text:style-name="P82">Tod, errötet die Brust. Zum Fest lädt<text:s/></text:p>
      <text:p text:style-name="P83">Ein wer Freund sein muss! Ich will</text:p>
      <text:p text:style-name="P84">Es und sein ist die Stille im Reim.</text:p>
      <text:p text:style-name="P85"/>
      <text:p text:style-name="P86">Geiergier gerröteter Gärten gingen</text:p>
      <text:p text:style-name="P87">Gangesgang im Kronkorkenkostüm</text:p>
      <text:p text:style-name="P88">Bespucke ich die Flaschen! Und rede</text:p>
      <text:p text:style-name="P89">MIT IHNEN SO!!!! WIE ES MIR PASST!!!</text:p>
      <text:p text:style-name="P90">Nicht alles läuft hier richtig in unserem</text:p>
      <text:p text:style-name="P91">Land. Ein Landleben tut gut, und Stadt</text:p>
      <text:p text:style-name="P92">Erfordert gehörigen Mut. Nur untergehen</text:p>
      <text:p text:style-name="P93">Wird, wer gibt und nicht umzingelt, die<text:s/></text:p>
      <text:p text:style-name="P94">Pracht dem obliegt. Ein kränkender<text:s/></text:p>
      <text:p text:style-name="P95">Frankenschwank.. nein, ehrlich, was<text:s/></text:p>
      <text:p text:style-name="P96">Heißt kränkend, ich sehe im Takt</text:p>
      <text:p text:style-name="P97">Die Verantwortung. Punkt.</text:p>
      <text:p text:style-name="P98"/>
      <text:p text:style-name="P99">Bumm und leise.</text:p>
      <text:p text:style-name="P100">Der extravagantesten Art zu Hausieren.</text:p>
      <text:p text:style-name="P101">Weise bei Scheise, fällt nunter leise.</text:p>
      <text:p text:style-name="P102">Bummelnd bebauen und<text:s/></text:p>
      <text:soft-page-break/>
      <text:p text:style-name="P103">Horte verdauen.<text:s/></text:p>
      <text:p text:style-name="P104"/>
      <text:p text:style-name="P105"><text:span text:style-name="T106">Zuvor nicht erbaut, die Mittel der Zeit.</text:span></text:p>
      <text:p text:style-name="P107"/>
      <text:p text:style-name="P108">Stets beflockte ich Wille der Stille, umhülle Gefahren</text:p>
      <text:p text:style-name="P109">Und vakuumiere.<text:s/></text:p>
      <text:p text:style-name="P110">So schaun Sie doch rüber, Madame s’est Misieur.</text:p>
      <text:p text:style-name="P111">Dann könn Sie selbst sehen, Robin Pape ist schön!</text:p>
      <text:p text:style-name="P112">Ich bin nicht geil, nein, ich bin die Gottheit. Ich will</text:p>
      <text:p text:style-name="P113">Nicht sein, ich bin was ich bin. Ich bin Gott um<text:s/></text:p>
      <text:p text:style-name="P114">Stimmens Willen. Himmel Arsch und Zwirn.</text:p>
      <text:p text:style-name="P115">Ein Gast, wirrend Gestirn. Geschrei der Aufruh,</text:p>
      <text:p text:style-name="P116">war still leise, wer lächelt, biegt eine Schneise.</text:p>
      <text:p text:style-name="P117">Zum Guten, zum Leben und da bin ich nun.</text:p>
      <text:p text:style-name="P118">Ein Gast auf der Erde, zu Hause im Thron.</text:p>
      <text:p text:style-name="P119">Mein Reichsapfel ist ne Packung Camel Extra Groß;</text:p>
      <text:p text:style-name="P120">Ich baller mein Zepter volles Roähr.</text:p>
      <text:p text:style-name="P121">ERGIB DICH; DU PFLAUME, BAU IST BOA!</text:p>
      <text:p text:style-name="P122"/>
      <text:p text:style-name="P123">So schaun Sie zu mir nun endlich herüber…!!</text:p>
      <text:p text:style-name="P124">Mein Flaum-erregender großer Führer!<text:s/></text:p>
      <text:p text:style-name="P125">Ich bin nicht in Wollust, das ist mir fremd,</text:p>
      <text:p text:style-name="P126">Bin leergepumpter Spermanent Patient.</text:p>
      <text:p text:style-name="P127">Riskierst Du denn Gefahren, die unkalkulierbar</text:p>
      <text:p text:style-name="P128">Sein können?! Ich denke wohl nicht, krieg dich</text:p>
      <text:p text:style-name="P129">Mal wieder ins Gleichgewicht!.</text:p>
      <text:p text:style-name="P130">In Säcken stammt die Schickeria.<text:s/></text:p>
      <text:p text:style-name="P131">Dein Rohr, es pengt! Dein Mantra schiebt.</text:p>
      <text:p text:style-name="P132">Krückes Kläng, der Herr vergibt!</text:p>
      <text:p text:style-name="P133">(„Bedanke dich später----„)</text:p>
      <text:p text:style-name="P134">Schieb ma rüba dein Mamma</text:p>
      <text:p text:style-name="P135">Mia verpeterter Äther verkackt</text:p>
      <text:p text:style-name="P136">Im Gebet, erriete Ker(l).. späterrr..!!!</text:p>
      <text:p text:style-name="P137"/>
      <text:p text:style-name="P138">##…………..…………………..[PAUSE]------------------------------------------------------##</text:p>
      <text:p text:style-name="P139"/>
      <text:p text:style-name="P140">Ich bin so GRRRR… verrucht, mein Führer….</text:p>
      <text:p text:style-name="P141">Nur kleiner die Packung, doch faustdick herüber,</text:p>
      <text:p text:style-name="P142"><text:s/>da beugt sich und brecht die Geschichte nicht!</text:p>
      <text:p text:style-name="P143">Ich bin der Herr, ich bin das Licht! Cool, oder?!</text:p>
      <text:p text:style-name="P144">Chill mal, es ist ein Gedicht. Mein Ego verträgt</text:p>
      <text:soft-page-break/>
      <text:p text:style-name="P145">Das nicht….! („Du Krümelfeger, Feldkuchen….</text:p>
      <text:p text:style-name="P146">Hast Spaß zu Hause, wa?!“). Pff.. nö, was DENN?!</text:p>
      <text:p text:style-name="P147">AUFS MAUL PIRAT?!</text:p>
      <text:p text:style-name="P148"/>
      <text:p text:style-name="P149">Nun stehst auch DU vielleicht zu mir…!</text:p>
      <text:p text:style-name="P150">Denk bitte nicht Herr, ich bin dein Tier…!</text:p>
      <text:p text:style-name="P151">Das Liebe-Spross beginnt in dir. Der Rest</text:p>
      <text:p text:style-name="P152">Erledigt die Zeit, doch nicht allein im</text:p>
      <text:p text:style-name="P153">Wandelnden Schreckenskleid, von Einigkeit</text:p>
      <text:p text:style-name="P154">Im Wachstum, und Schändlichkeit der<text:s/></text:p>
      <text:p text:style-name="P155">Eignung von Faltigkeit, der Wappnung,</text:p>
      <text:p text:style-name="P156">Und Scheine Breit, der Peilung. Geil, wa!</text:p>
      <text:p text:style-name="P157"/>
      <text:p text:style-name="P158">So war mein Führer denn nun feucht von</text:p>
      <text:p text:style-name="P159">Meiner Liebe?! Ich sehe ihn hier, phantasie-</text:p>
      <text:p text:style-name="P160">Beflügeltes stramm vierbeiniges Wildgeschoss!;</text:p>
      <text:p text:style-name="P161">Das Du bist!!! Hmmmmmm….. Schmerz…..</text:p>
      <text:p text:style-name="P162"/>
      <text:p text:style-name="P163">Regung der Küken verführt meine Brücken.</text:p>
      <text:p text:style-name="P164">Ich lebims, sei so selbims. Imbims. Brummbims.</text:p>
      <text:p text:style-name="P165">Sinn muss es nicht ergeben. Härt ZU! Affen…..!</text:p>
      <text:p text:style-name="P166">[Plötzlich auf hoher See der Manufakturen-Session (deu.)..]</text:p>
      <text:p text:style-name="P167">Im Wind voller Hohn, nagelnder Kron….</text:p>
      <text:p text:style-name="P168">Juwelen ergießen und Löwen erschießen….</text:p>
      <text:p text:style-name="P169">Zu wild war die Wucht, ein Lebenszelt umatmet</text:p>
      <text:p text:style-name="P170">Die Willen der Sterbenden. Ich will ich bims sein.</text:p>
      <text:p text:style-name="P171">Umarme die Pause, und fand ein zu Hause.</text:p>
      <text:p text:style-name="P172">Worteschlecht. Reden gut. Gutes Geschlecht.-</text:p>
      <text:p text:style-name="P173">Und schlechtes Gut. …… Hast Du genug?!</text:p>
      <text:p text:style-name="P174">Vom Pfeifenpflug?! Der Schneisen breiten</text:p>
      <text:p text:style-name="P175">Tut?! Man… das tut gut… ich bins schon da.</text:p>
      <text:p text:style-name="P176">Im Saft ahhh… er attestiert mir mein Zuhaus.<text:s/></text:p>
      <text:p text:style-name="P177">Ich bin gut Gepflogenheiten widmend im Zaun-</text:p>
      <text:p text:style-name="P178">Kreis meiner Widmung selbst. Ich atme keine<text:s/></text:p>
      <text:p text:style-name="P179">Kreise, ich bin die Zeit für ein kleines Wesen.</text:p>
      <text:p text:style-name="P180">Verzeih, doch die Verfahrenheit, die kann nur</text:p>
      <text:p text:style-name="P181">In meinem Wind genießen. Und Feuerteufels</text:p>
      <text:p text:style-name="P182">Hörner sprießen, wo Farbenwalle bäumt sich</text:p>
      <text:p text:style-name="P183">Auf. Doch das ist ein Geheimnis. Wenn du es</text:p>
      <text:p text:style-name="P184">Errätst, muss ich dich töten. So ist das mit dem</text:p>
      <text:p text:style-name="P185">Teufel, dunstende Mal-Gaben, verratende Söhne</text:p>
      <text:soft-page-break/>
      <text:p text:style-name="P186">Begraben. Und verschwinden im Hinteröfen-</text:p>
      <text:p text:style-name="P187">Feuier der Luder des Seis! Eis, Morgana und</text:p>
      <text:p text:style-name="P188">Simsala! Verlassen! Viele! Eifer! Die Sucht!</text:p>
      <text:p text:style-name="P189">Viel getan, viel ungeschen. Es erachtet, gut</text:p>
      <text:p text:style-name="P190">Erkannt, wer untergehen. Und versehen</text:p>
      <text:p text:style-name="P191">Rund gestehen….!!! <text:s/>MANNTRAKRAFTSIGNAL,</text:p>
      <text:p text:style-name="P192">der SCHUBALDENDUNSTUNG KANN<text:line-break/>MICH MAL:::: GERN HABEN; IM BAUCH-<text:line-break/>GESCHWADER-FILET-FORMAT!!!</text:p>
      <text:p text:style-name="P193">DER ABARTIGEN BAUCHSOLDAT-</text:p>
      <text:p text:style-name="P194">FORMAAAAT!!!!!<text:s/></text:p>
      <text:p text:style-name="P195"><text:span text:style-name="T196">##irgendwie einleiten evtl.?##</text:span></text:p>
      <text:p text:style-name="P197">Nun segeln wir wieder in ruhigem Gewässer….</text:p>
      <text:p text:style-name="P198">Stürmisches Chaos kann uns vergeben……</text:p>
      <text:p text:style-name="P199">Grammatikalische Perl-Juwelen.</text:p>
      <text:p text:style-name="P200">Doch nicht Grammatik war fair um jeden.</text:p>
      <text:p text:style-name="P201">Anjekomm in Binne, wa?! Ditt iss mejn Kleister-</text:p>
      <text:p text:style-name="P202">Schwimmergrad. <text:s/>Ditt Meer war platt, die</text:p>
      <text:p text:style-name="P203">Windel nass…. <text:s/>[(*leise*-&gt;) („Nein-Zirrose“)]</text:p>
      <text:p text:style-name="P204"/>
      <text:p text:style-name="P205">Plötzlich erstrahlt am Firmament eine neue Fügung,</text:p>
      <text:p text:style-name="P206">ich habe es gleich gesehen, es war kein Zufall, es</text:p>
      <text:p text:style-name="P207">war der Moment, der sich für die Augenblicklichkeit</text:p>
      <text:p text:style-name="P208">Manifestierte und im Sehen ein Universum verkunde</text:p>
      <text:p text:style-name="P209">Ließ, von Phönix, der aus Asche kam. Von Bauchpinseln</text:p>
      <text:p text:style-name="P210">Der dritten Art. Davon hatt ich genug am Start, doch</text:p>
      <text:p text:style-name="P211">Was mich grad berührte hatt‘! Dess war wo ich verknallt</text:p>
      <text:p text:style-name="P212">Drinn hatt….!! Mejn Führer fand mich, Worteplatt,<text:s/></text:p>
      <text:p text:style-name="P213">Und strahlte, wie es nur die Sonne tat, doch ohne Gott,</text:p>
      <text:p text:style-name="P214">wär’s Moritat, so gläubig wird ich hier…</text:p>
      <text:p text:style-name="P215">DER FÜHRER NAHT!!!!</text:p>
      <text:p text:style-name="P216">(„*singend* Füüüührer… seegle auf mein Schiff, im<text:s/></text:p>
      <text:p text:style-name="P217">Pracht-gerührend Schliff! Du funkelst, wie die<text:s/></text:p>
      <text:p text:style-name="P218">Blaumanie. Du warst von Flecken keiner nie</text:p>
      <text:p text:style-name="P219">Entfesselt, Stolz und Wut gesättigt, Zornesrot</text:p>
      <text:p text:style-name="P220">Im Untergang und Gott in Not, wenn du nicht da….!</text:p>
      <text:p text:style-name="P221">Wir werden heil, wir werden zwei…. Mein kleiner</text:p>
      <text:p text:style-name="P222">Engel, Schnubbilein („*leise, wie Helge Schneider* und ich natürlich….“)</text:p>
      <text:p text:style-name="P223">Faustdick hintern Ohren. Und Rotstuhlkraft,</text:p>
      <text:p text:style-name="P224">Verrat der Erde. Gib gut Acht. Die neun die war jetzt auch nicht weit,</text:p>
      <text:p text:style-name="P225">und zehn verrinnt im Elferneid. Verbimmt die Pein im Pumperlingen.</text:p>
      <text:soft-page-break/>
      <text:p text:style-name="P226">(*betrottelt*) MEJN SPRACHE SCHWINDT UND WUNDEND SINGEN-----</text:p>
      <text:p text:style-name="P227">VOLLE UNTERKÜHLUNG HAT DICH ERWISCHT. WURSCHT DIE WELT</text:p>
      <text:p text:style-name="P228">IN KUNDERLITZ DIE LIND BESINGT EIN HIMMELRIND; (seufz)</text:p>
      <text:p text:style-name="P229">Genug der Zettel. Ich bin nun reif. Mein Alter der Käptn kam gut mit Bechern</text:p>
      <text:p text:style-name="P230">Weiter als einfach nur sicher… das war der Spaß, der Hirn- und Lebervernichter.</text:p>
      <text:p text:style-name="P231">Vieles Dank und vieles Klank. Ich kank die Karte kankerlank. Bin Borteblankerwankeskrank.</text:p>
      <text:p text:style-name="P232"><text:s/></text:p>
      <text:p text:style-name="P233">Schon fast da anjekomm im Binne(n)mehr.</text:p>
      <text:p text:style-name="P234">Der Addi kann schon lang nich mehr….</text:p>
      <text:p text:style-name="P235">Sprache schwindet allzu sehr….!</text:p>
      <text:p text:style-name="P236">Und Vätern singts im Gange schwer…!</text:p>
      <text:p text:style-name="P237"/>
      <text:p text:style-name="P238">Doch aufgegabelt haben wir, den Buddha,</text:p>
      <text:p text:style-name="P239">Heißt: WILLKOMMEN HIER!</text:p>
      <text:p text:style-name="P240">VOM BUDDHA GANZ ADDIFIZIERT,</text:p>
      <text:p text:style-name="P241">GLÄNZT DER FÜHRER HEUT BRILLIERT.</text:p>
      <text:p text:style-name="P242">ER KANNS NICHT LASSEN, Wunderkinder….</text:p>
      <text:p text:style-name="P243">Der freie Wille, manchmal stinkt er.</text:p>
      <text:p text:style-name="P244"/>
      <text:p text:style-name="P245">So beugt sich mein Addi zum Weisen Gast hinüber… sieht ihn nur an und staunt halt, mein Führer…!</text:p>
      <text:p text:style-name="P246">Buddha wankt, und winkt wie wild, rechte Prange wuchtend klirrt,</text:p>
      <text:p text:style-name="P247">Samt Schmuck und Ringelbumms.</text:p>
      <text:p text:style-name="P248">Im Steh‘ reift Gärten bunte Kunst.</text:p>
      <text:p text:style-name="P249">So stand ich denn nun nieder…..(?)</text:p>
      <text:p text:style-name="P250">War Wortegwalt wie Flieder…?</text:p>
      <text:p text:style-name="P251">Verstand, das kam nie wieder….!</text:p>
      <text:p text:style-name="P252">Mein einzig bunter Glieder….</text:p>
      <text:p text:style-name="P253">War wie verrückt im Nieder….</text:p>
      <text:p text:style-name="P254">So postulierte Klirrgewänder<text:s/></text:p>
      <text:p text:style-name="P255">Versprachen heilsam bunter Länder</text:p>
      <text:p text:style-name="P256">Ein Epoch, des Dunkle-Kenner..!!</text:p>
      <text:p text:style-name="P257">Will ein Loch, egal ob Männer..(?!?!?!?)</text:p>
      <text:p text:style-name="P258">Spriest die Wiese, birgts weiter Wälder.</text:p>
      <text:p text:style-name="P259">Ergießt sich der Riese unweit seiner Länge.</text:p>
      <text:p text:style-name="P260">Auf Lichtungen platzt seine Glatze….</text:p>
      <text:p text:style-name="P261">Vom Wesen hinaus in die Fratze!</text:p>
      <text:p text:style-name="P262">Und dieser blickt Addi nur an,<text:s/></text:p>
      <text:p text:style-name="P263">Der Riese nun mal auch gut schwimmen kann,</text:p>
      <text:p text:style-name="P264">So Adolph geht ends auf die Knie.</text:p>
      <text:soft-page-break/>
      <text:p text:style-name="P265">Der Herrgott verriegelt der Sanftmut der Liebe….</text:p>
      <text:p text:style-name="P266">Zu viel wars dem Himmel, dies Hoheitlich preisen.</text:p>
      <text:p text:style-name="P267">Im Atmen verwirrt nur der Winde-Greisen.</text:p>
      <text:p text:style-name="P268"/>
      <text:p text:style-name="P269">Wir segeln los ins Binnenmehr, der Addi, ja, der kann nicht mehr.</text:p>
      <text:p text:style-name="P270">Vom Budhha besessen, zerrissen, zerfetzt, und nun noch viel</text:p>
      <text:p text:style-name="P271">Schlimmer untersetzt, zerrt seine Sprache ein Elend hinaus,</text:p>
      <text:p text:style-name="P272"><text:span text:style-name="T273">das Ringel-reiernd kotzen käme, (ital.) uuh spaghetti,<text:s/></text:span><text:span text:style-name="T274">molto bene!</text:span></text:p>
      <text:p text:style-name="P275">Denn Zwergengrößen schätzen saubre Füße, Addhi kippt jäh<text:s/></text:p>
      <text:p text:style-name="P276">Aus den Latschen, und krass verkackt und ohne Mühe,<text:s/></text:p>
      <text:p text:style-name="P277">strauchelt er sanglos auf Kniefallhöhe. Ein Platscher da, das</text:p>
      <text:p text:style-name="P278">wars dann wohl, Wasser kalt den Boden rührt. Nur folgt dies</text:p>
      <text:p text:style-name="P279">keines Deutlichzweck, Obacht, zu viel, und Addhi sagt,<text:s/></text:p>
      <text:p text:style-name="P280">„ICH MUSS JÄÄÄÄTZT WÄÄÄÄG!!“)</text:p>
      <text:p text:style-name="P281">Ein Sack voll Flöhe, und erkannt die geistige Höhe…!<text:s/></text:p>
      <text:p text:style-name="P282">Vom Grund des Spiegels auf Wellenlage,</text:p>
      <text:p text:style-name="P283">So Addhi jäh gurgelnd und schäumend, würgt so gerade</text:p>
      <text:p text:style-name="P284">Noch raus…. „DAß WAR Meine PLAGE!“.<text:s/></text:p>
      <text:p text:style-name="P285"/>
      <text:p text:style-name="P286">Fachmännisch, gerecht, von Spießschrecklauten erweckt. Da tölpelt</text:p>
      <text:p text:style-name="P287">Der Abschied auf mich ein, ich weiß nicht, wie das ungetan. Doch merk</text:p>
      <text:p text:style-name="P288">Ich nun im Immerreim, für Addhi ist es wohl zu spät, mein kleiner</text:p>
      <text:p text:style-name="P289">Quaderatbartführerheld. Ein Trommelwirbel, stramm gestanden,<text:s/></text:p>
      <text:p text:style-name="P290">Ein Untergang auf braune Art--.<text:s/></text:p>
      <text:p text:style-name="P291">Der Addhi glich der Minnebirne, er schrie und schrie sein Todeswasser….<text:s/></text:p>
      <text:p text:style-name="P292"><text:span text:style-name="T293">Ich stöhnte und fauchte…<text:s/></text:span><text:span text:style-name="T294">Kund‘ ein Wasser…!</text:span></text:p>
      <text:p text:style-name="P295">Sekunden verrannen und er war mir Phantasiebeschied…! Erkundet Wasser,</text:p>
      <text:p text:style-name="P296">der Herr vergibt. (die dunklen Laster..!“) (*wohwollend* versprochen…!!“)</text:p>
      <text:p text:style-name="P297"/>
      <text:p text:style-name="P298"/>
      <text:p text:style-name="P299"/>
      <text:p text:style-name="P300">Mit Meersalz im Maul nun längst schon ersoffen, schrei mich nicht an, der Herr ist betroffen…! Ein schwirrendes Wirr Warr durchdringt den Kanal. Der windgeblasenen Analphabeten wurde teils Zunder bestellter Reden.<text:s/></text:p>
      <text:p text:style-name="P301"/>
      <text:p text:style-name="P302">Ich schreie, Joseph gib Ruder!<text:s/></text:p>
      <text:p text:style-name="P303"><text:span text:style-name="T304">Gib Acht auf die Nadel..<text:s/></text:span><text:span text:style-name="T305">(„Komm. Passt!“)</text:span></text:p>
      <text:p text:style-name="P306"/>
      <text:p text:style-name="P307"><text:span text:style-name="T308">Antisemiten, die zur Antifa rieten. Weil die ehemaligen Braunen sich an das Rote Röckchen schmiegen, Wollust, Verrat, und Meuterei, fortan zur Tat und (*wie bei Traumschiff Surprise*) „nieder mit der Heuchelei!“ Heureka auf’m Buddha<text:s/></text:span><text:soft-page-break/><text:span text:style-name="T309">Kudder!<text:s/></text:span><text:span text:style-name="T310">Auch die sensiblen Mamans</text:span><text:span text:style-name="T311"><text:s/>(franz.) freun sich n Ast ab! Und in den Kojen der Kajüten, rauchen wir den Dicksaft. Die Tüten im blauen Dunstgeweih. Tabakblüten-Enges, zweierlei..</text:span></text:p>
      <text:p text:style-name="P312">Vollkommen dicht und zu gepfeffert, singen wir juchaja „auf die Kapitänin!“,<text:s/></text:p>
      <text:p text:style-name="P313">die angesichts wirren Geiste, stark zwinkernd verredet. Die Bojen rein und Bäuche stopfen, das Kraut der Mägen sollte pfropfen…!!<text:s/></text:p>
      <text:p text:style-name="P314"/>
      <text:p text:style-name="P315">Einer war tot. Und liegt vergraben…<text:s/></text:p>
      <text:p text:style-name="P316">Verstreut und nieder gerungen.<text:s/></text:p>
      <text:p text:style-name="P317">(„Misslingt dir das Spiel nicht----?!“)</text:p>
      <text:p text:style-name="P318">Mein Loos….. ist groß….<text:s/></text:p>
      <text:p text:style-name="P319">Die Klinge säbelt dicke Scheiben.<text:s/></text:p>
      <text:p text:style-name="P320">Und gilbend gerädelten Fummels bekleiden.</text:p>
      <text:p text:style-name="P321"/>
      <text:p text:style-name="P322">Das war der Tod. Der lebende Tod. Es war alt.<text:s/></text:p>
      <text:p text:style-name="P323">Das Spiel. Ich nannte es Ausbeutung.<text:s/></text:p>
      <text:p text:style-name="P324">Viele, die radikaler gesinnt waren, nannten es auch „Erpressung der Seele“. Oder: „Spiel der Affen.“<text:s/></text:p>
      <text:p text:style-name="P325"/>
      <text:p text:style-name="P326">Was brächten mir denn solche Dinge?<text:s/></text:p>
      <text:p text:style-name="P327">Mit Sicherheit ein ruhiges Ende.<text:s/></text:p>
      <text:p text:style-name="P328"/>
      <text:p text:style-name="P329">Man dächte sich aus meiner Warte,</text:p>
      <text:p text:style-name="P330">sein eigenes Schicksal bedächtig.<text:s/></text:p>
      <text:p text:style-name="P331">Verorte dein Selbst.</text:p>
      <text:p text:style-name="P332">Zutragende Führung.</text:p>
      <text:p text:style-name="P333"/>
      <text:p text:style-name="P334">Umarme den Kaktus. Und</text:p>
      <text:p text:style-name="P335">Hab ihn lieb. Er gibt, wie er</text:p>
      <text:p text:style-name="P336">Ist. Unverstellt nicht beirrt!</text:p>
      <text:p text:style-name="P337"/>
      <text:p text:style-name="P338">Lachhaft… Alles muss ergaunert</text:p>
      <text:p text:style-name="P339">Werden. Gemacht werden lassen..</text:p>
      <text:p text:style-name="P340">Oder: KOMPLETTKNALL, der<text:s/></text:p>
      <text:p text:style-name="P341">Härtet standhaften Stimmenkanal.</text:p>
      <text:p text:style-name="P342"/>
      <text:p text:style-name="P343">Attestiert amüsiert, Gelber Schein</text:p>
      <text:p text:style-name="P344">Im Praktikum, ergänzt die Lehre</text:p>
      <text:p text:style-name="P345">Gar nicht dumm. Und brauchst<text:s/></text:p>
      <text:p text:style-name="P346">Du mal en Willezeichen. Geh!</text:p>
      <text:p text:style-name="P347">Stimmenwindes Rille-Weichen.</text:p>
      <text:soft-page-break/>
      <text:p text:style-name="P348">Von Quellenleichen guter Zeichen.</text:p>
      <text:p text:style-name="P349">Abstinenz parat. Verwirkte Tanzbar</text:p>
      <text:p text:style-name="P350">Der Obrigkeit. Zu fett die Ärsche.</text:p>
      <text:p text:style-name="P351">Nicht junger reden.<text:s/></text:p>
      <text:p text:style-name="P352">Wicht, bunt erbeten..!</text:p>
      <text:p text:style-name="P353"/>
      <text:p text:style-name="P354">Das humane Potential unserer Lösung</text:p>
      <text:p text:style-name="P355">Wie Vodka Absolut,<text:s/></text:p>
      <text:p text:style-name="P356">Ein glasklarer Tropfen.</text:p>
      <text:p text:style-name="P357">Die Imperfektion lebt in dir!</text:p>
      <text:p text:style-name="P358"/>
      <text:p text:style-name="P359">Im Zeichen der Giebelart!</text:p>
      <text:p text:style-name="P360">Es ist der Schritt für<text:s/></text:p>
      <text:p text:style-name="P361">Schnittig laufende Phasen!</text:p>
      <text:p text:style-name="P362">Wie ein Glaskreislauf von</text:p>
      <text:p text:style-name="P363">Schönheit und Zersplitterung.</text:p>
      <text:p text:style-name="P364"/>
      <text:p text:style-name="P365"><text:span text:style-name="T366">[################……………………PAUSE…………………############]</text:span></text:p>
      <text:p text:style-name="P367"/>
      <text:p text:style-name="P368"><text:span text:style-name="T369">Sicher wissen das die anderen, die Sicheren, die so.. (*hönisch*) gelieeebten… die Bibelliebenden, ja auch immer mehr im Geistezwang verhaftet, unfähig selbstständig nachzudenken und hoheitlichen Gefahren ausgeliefert sind, denn was gibt einem größere Absolution als Gott…? Meiner ganz bescheidenen und bezweifelnden Meinung nach kommen wir um das selbstständige Denken nicht herum! Es ist der Glaube, der aus dir stammen muss, denke ich, der ist dann eben gut für dich, weil du damit was anfangen kannst. Ebenso wenig wissen die Theologen wie man Schiefern spachtelt oder Müllhalden verdeponiert, auf denen Friedhöfe wachsen die mit den Seelen unserer Vorfährter garniert werden von Friedhöfswölfen umzingelt und das tut gut zu sagen, verstandesfern kann ich auch. Aber bitte, hört auf, mich zu missionieren. Ich gebe euch Ruhe und zum Dank schenkt ihr mir Hohn.</text:span></text:p>
      <text:p text:style-name="P370"/>
      <text:p text:style-name="P371">Sei es, wie es ist, wir kennen die…. -jenigen, die so sind, oder so zu sein scheinen; diejenigen, die so tun, als wären sie unzerbrechlich hart gesotten, mit guten Manieren, (*seufzend*) ach, so ein Zufall… So schrecklich… Unsensible Männer, die das Gewaltenmachtspiel inne haben. Aber ich bin Müde des Überdrusses, wie wäre es mit Sprachvergewaltigung? Ich war Hirnfahrtenkanal-Piratenverwalters Glanzeschatze. Wer all das verstünde, für den Trinke ich ein Bier auf meine Plauze. Und wenn nicht.. Schnauze! Verstandeszürrn kommt rot, im Stuhl sitz ich doch gut, zu Haus und starker Einsicht zugegeben doch nicht ganz so schwierig, gar überall da wo man mich lässt, das tun und schaffen mir<text:s/><text:soft-page-break/>als meines Rechts verläse, so gäbe es Verkündigung, im allzu kranken Wankelmut. Doch ergibt sich Schwere, Last und Eifer nun wohl nur dann von ganz allein, wenn zu Hause bist, all ein. Alleine sein. Das ist der Reim. Im Heim bereim, was mein, ist sein, so lass mich tu! Mehr hab ich nicht zu sagen, außer dass Geheimnisse nicht allzu weit aus dem Land getragen werden, wo meine Art Sensibelheit, nun gleicht dem Schaffprozess, sich aus langen Momenten lenkt und dient dem Altar der Gelassenheit. Verstand im Schiff und nimmer breiter Leidlichkeit. Verknallt in Halt!</text:p>
      <text:p text:style-name="P372">Doch was fangen wir nun an, mit den Gewaltimmanenten, unsensiblen Unsicherheiten, um es mal vorsichtig im Nominalstil zu verschieben, dass nicht der Mensch als Fokus meines Zweifels, sondern der ganze Kladderadatsch, der das ganze Land bereiste und Schifffahrtsbreiten niederreiße.<text:s/></text:p>
      <text:p text:style-name="P373"/>
      <text:p text:style-name="P374">[Wie eine riesige E-Gitarre am Himmel steht uns der Rock zur Seite! Auch wenn es nur ein kurzer ist, der einen hübschen Mandarin-Popo bedeckt, weil dir der Rock im Ton nicht schmeckt, so war es denn doch ein Zeichen jener, dies zu prüfen gilt im Absatz, Hoffnungsspendender Takt-Stab, im althergebrachten Maßstab, der friedlichen Augenhöhe im Angesicht und Wolken fühlend, wo die Wände bestächen mit Traurigkeit, dies sei deiner Gewissheit Leid. […] Sturm kommt auf, mein lieber, dies ist auch eine Art der Sicherheit. Sie geben dir Kraft und Lebensmut, die stürmischen Winde, zutiefst ergeben, eure Verrittenheit, fortan den Tag nicht mehr zu Grabe pflegen, das wär mein Wunsch fürs Deutsche Land und für die ganze Welt, den Mini-Max (#Prinzip?) steck in den Arsch, dann wird aus Scheiße Geld, wie im Prinzip der Welt, nur diesmal voll und ganz auf das einzig Gute eingestellt, die Kackwurst halte ich hoch im Land, für Deutschland reck ich braune Hand hoch ins neue Zelt der Welt.]</text:p>
      <text:p text:style-name="P375"/>
      <text:p text:style-name="P376"><text:span text:style-name="T377">Die 2 Absätze zuvor erwähnten allgemeinen Unsicherheiten auf Kosten von Hoch(-Sensibilität)</text:span><text:span text:style-name="T378">,</text:span><text:span text:style-name="T379"><text:s/>erfindet uns gleich ein ganzes Spektrum von Unsicherheiten. Monetär, Gesundheitlich, Familiär, Freundschaftlich und sozial interaktionsbezogene Ängste im Allgemeinen, die private, das berufliche, Sphären des Seins verschwimmen im Untergang; oder vielmehr: im sich-permanent-untergehen-lassen. Das spielst du so einige Jahrzehnte durch, *seufzend* wenn du das möchtest…. Es ist nicht so schwer, wie den richtigen Weg zu finden, aber um einiges belastender auf Dauer. Wenn du einmal an dir arbeitest, dann trägst du etwas davon: etwa deinen Stolz, deinen Halt, deine Liebe und aufkeimende Sozial-Konstrukte. So kannst DU die Welt besudeln, als volles buntes Rudel! Und dir nicht einen lutschen. Das tun andere, sobald du aus der Hocke kommst und wieder Rückgrat hast. Statistiken sind nicht das einzige Spiel mit bewiesenem. Ein Beweis kann auch sein, dass du dich zeigst, so wie du bist. So, wie du sein<text:s/></text:span><text:span text:style-name="T380">willst</text:span><text:span text:style-name="T381">. Es ist mehr der Gehalt der Sprache, die Achtung der<text:s/></text:span><text:soft-page-break/><text:span text:style-name="T382">Haltung, die Wahrung des Respekts, das Bleiben in Liebe, die umsichtige Sorgfalt mit allen Lebewesen; das Abwägen von Tatbedingungen und -Folgen zugunsten besserer, plausibler und langfristiger Entscheidungen, die dich dein Leben begleiten. Das Musterwechselspiel bietet schablonenartige Formate der Selbstfindungsentscheidung. Es wiederholt und ist doch anders. Es wächst und bleibt gleich. Es dimensioniert und ist Phantasie. Du siehst und doch siehst du nur dich. Und siehst du nicht dich, solltest du dich kennenlernen, damit du dich dir selbst zeigst und dir zeigst, dass du ein guter Mensch bist. Und der Stress, das Buckeln, die Züchtigung, die Regeln, die harte Moral, die Abwertung, das alles ist falsch und schlecht. Die wahren Werte haben die Liebenden, denn diese leben die Ethik der Freiheit. Und es ist auch immer noch meine Freiheit, deine einzuschränken, wenn von dir Gefahr droht. Wenn du das willst, dann musst du mit Konsequenzen rechnen. Der Tod ist nicht das Ende. Das sei so machen ein Trost, gestündenen sie sich, was sie vorhielten geschehen zu lassen. So um Gottes Willen niemals Gedanken anzettelnd, aber klar ist eben die Haltung mit ihren Fällen X und Y und diese haben Boten, die ich zuteilen Kund‘ errieten. Es ist auch deine Aufgabe, deine Haltung zu explizieren. Es ist wie eine Exposition des Vertrauenswegs. Hab Vertrauen, der Tag wird kommen.<text:s/></text:span></text:p>
      <text:p text:style-name="P383"/>
      <text:p text:style-name="P384">Und doch steht uns eine große Macht entgegen. Die Macht der Gewaltenschieber, die Macht von verheizenden Hetzern, die niemals selbig den Mund auch nur anzuwinkeln, geschweige denn zu öffnen brauchen. Sie arbeiten im Hintergrund, sind still und klug. Verdammt klug. Viel zu klug für ein Leben ohne die Liebe zum Volk. Sie gehören entmachtet und institutionell vergiftet, bis das System bereinigt. Aber das ist Idealismus. Und der führt in die Irre. Wir brauchen „Werteliebende Ethikklassen“, die Sinn und Verstand fördern, das Gute Miteinander und ein glückliches Leben bestreben. So viele haben sich aufgegeben, sind mürrisch, unreflektiert, hörig und krank und nicht zu guter letzt zutiefst traurig und verstört… oder verschreckt; in sich gekehrt und niemals entdeckt… was dort für Schätze lauern… Ja..!!! LAUNERN… sage ich ganz bewusst, denn diese machen Spaß und bringen Unheil auf ironischste Weisheitslehre. Die Leichtigkeit sie kehrt sich ein, sie füllt dich mit Liebe und Wärme und fügt dich im unerklärlichen Gefüge der sich nicht fügenden Verfügbarkeiten; sprich: die Liebe ist für dich da. Du musst es nur zulassen.Am Puncto Identität stottre ich bewusst. Ich bin so viel und doch nur Gott, der nicht bewusst, was Ich-sein heißt. Ich bin ich. Ich bin Welt und Mensch und Tieren nah und Pflanzen gut, soweit vermögend. Mein Vermögen ist die Haltung! Mein Reichthum, mein Humor. Der Privatjet mein ABC. Denn haben kann ich damit alles. Überall hin und alles erreichen. Jeden versauten Traum, jede noch so abartige Vorstellung; ALLES kann ich aufschreiben…. Jeden Wunsch für Gutes Gelingen im weiten Fassungsraumfundament. Jeden Umarmung-liebenden<text:s/><text:soft-page-break/>Märtyrer würd‘ ich bekehren, gebe dich nicht auf. Bitte. Wenn du stirbst ist das sinnlos. So soll jener nicht handeln. Nicht sein, was er verstand. Nicht reden, was er erkannt. Nicht faulen, was besserer Welten bot Hand dem Verstand, zu mehren, sich zu schätzen, im Vaterland. Niemand wird es dir auf der anderen Seite danken, wenn du dich für deine Religion umbringst. Das ist ein Ammen-Märchen und du weißt das! Das Leben ist wertvoll und DU SOLLST LEBEN! Es scheint in mir ein inneres Gehör zu sein, das Verstand bot Hand im Land der inneren Farben-Muster-Spiral-Düfte des Geistes. Im Konkreten liegt die Wahrheit. Und diese ist beschränkt. Der Verstand ist wie ein Gewaltenschieber des inneren Wesens. Es geht zwar nicht um Gewalt, aber er immerhin, auch wenn nicht die Figuren selbst bewegend, die Denkanstöße anzetteln, mit derer Hilfe wir zum „AAAhhhhh“ gelangen; oder einem „Jetzt hab ich’s“ oder einem solchen langen Text hin und wieder eine verstehbare Sphäre zu tauchen, ohne den Tunk der Metaphern zu verlieren. Diese weltlich sinnieren. Methaphysischen „Wissens“ kann man sich nur blamieren. Lieben und leben lassen. Schmieden und hufeisern gießen lassen, das Hufeisen der Glücklichkeit, es findet den Pfad der Zerstreuung zu meiden. Immer bei mir, will ich geleiten. Ich bin ich selbst, entscheide selbst, wer ich bin. Es ist ein Pfad-bestimm, denn weniger die ratio Häkchen, die alles bewusst ins abgehakte abschieben. Es geht so nicht! Denn die Zeit geht weiter. Wenn du tot bist, ist es vermutlich auch egal, wie du dich vor 10 Jahren noch als Fuchmännchen identifiziert hättest. Dein Lebensweg ist doch entscheidend oder nicht? Ich war nicht dort, doch wo ich war, da hab ich lieber den Verstand. Komme zu mir und finde an einen inneren Ort, der Vertrauenszwiebelsaft in Tanke-Teichen hat. Das steigert das Wohlsein. Und es geht wieder um Konkret sein. Nicht jede Abschwur ist im Offback zu knacken, vielmehr ja und das ist die Regel, musst du oder ich oder jener Pilot, Richter und Doctor, die weltlichen Gefilde in Schubladen packen antasten und bewerten, im eigenen Sinne, dies zu vermeiden, Verluste der Sinne, zuglos soll der wahnhaften Binde, sofern du so stolz und niemals verschwinde, wenn dich nur noch brauch dein inneres Kindle. Im Lösungsgebrauch, geteilter Werte, wie Welten, denen sollst du dich schenken, sie bieten dir Lösung, geben dir Halt, zuerst dort dann aufräum‘, sorg dich nicht alt…! Hab lieber die alten Sorgen, die sobaldig verschwunden an jenem schönen neuen Morgen. Mach dir keine Sorgen. Ich fühle mich wohle im Geiste mit dir, meinem Leser, der X und der 2, die mir Werte zuteil. Denn teilen will ich! Mit Sicherheit. Auch da kenn ich dann mal die Sicherheitsapparatur der bezugsimmanenten Antimaterialistigkeit. Papier transportiert, die Stimme, die Wahrheit. Sortiert masturbiert und wieder zur Arbeit. Ich sichere mir meinen Weg, indem ich ihn gehe, jeden Tag. Wenn er zu Ende ist, so war ich dennoch lebzeit sicher auf ihm. Ich brauche keine Absicherung. Es sollten nur die Segel so gehisst und die Pfade so bereist werden, dass begünstigende Prognosen für das Abwägen von Leistung und Spaß<text:s/><text:soft-page-break/>manifestiert werden können, nach gut Dünken. Frei Laue. Hier. Macht Spaß. Ließ. Ist klar, nicht wahr…?</text:p>
      <text:p text:style-name="P385">Meine Sicherheit ist mein Wille, zu tun, was ich will. Und ein Plan B in der Tasche ganz still. *lacht* So kann der Überfall kommen, wenn Stern fällt samt Tonnen…!! Denn wenn der letzte von ihnen leer geschrieben, entstanden schon neue und alte die fielen. Ein Ausschnitt breit, der winzigen Verstandeszweck zuteil, umarmend… breit. Ein viel sichererer Weg zu sterben, ist nie geboren zu werden im neuen Format! Uns Feind malträtiert, denn Lieder besingen, was eins Falschheit wird, wär niemals bezwingend. So schaffe ich denn immerhin eine kleinkettige Überleitung zu dem Thema der Sprossen, denn es waren auch diese der Ureltern. Wer regelt uns schlecht und halte uns blind? Wer schiebt die Gewalt in strukturell zerschellende Haftzell-Zirrhosen, bis nur noch Staube atmend, der uns im Innern taub. Und Worten komm ich nah, doch Sinn war mir beraubt…!</text:p>
      <text:p text:style-name="P386"/>
      <text:p text:style-name="P387"><text:span text:style-name="T388">Gewaltenschieber sind das…. Sie sind die Hetzer, die Vernichter freien Lebens. Sie schieben, wie auf einem Kriegsspielbrett, je nach Belieben, Figuren hin und her. Nur dass die Figuren keine Einheiten oder Bataillone waren, sondern Gewalt-greifende Schlüsselpositionen, die – wie schon erwähnt – je nach Belieben tatsächlich in Form von Wirkungsgrad, Wirkungsweise und -Ausdauer verschoben werden und somit Ausrichtungsvarianzen erzielen. Das obrige Ziel der Gewaltenschieber ist die Ausdauer zu maximaler Gewaltkontrolle zu funktionieren. In der Funktion des Komplotts, ja des Massenkomplotts, verstehen wir Immanenten, ja Zwangsimmanenten, uns – und das muss ich leider sagen – als Teil der praktizierten guten Weltvorstellung. Ihre Verwirklichung ist nicht ideal. Das heißt, sie folgt keinem Idealismus. Sie ist Realität. Pure Realität. Und die Gewalt hindert uns daran, frei zu denken, frei zu handeln, frei zu leben und frei zu atmen. Wir sind wie alle aneinander gekettet und kennen unser großes, ganzes Potential nicht. Wir wissen nicht, wie die Welt wäre, gäbe es keine hoheitlichen Gewaltverbrechen an Menschwürde. Zum Teil mitunter erkennen wir sogar die ethischen Versklavungsbankrotte als materiell und geistig wertvoll. Es ist das vollkommene Misstrauen, das wir nicht zu einem Anteil haben. Es haben die Querdenker, die sogenannten. Leute, die das Maul auf machen und über den Tellerrand hinaus schauen. Doch die etablierten Medien machen es sich da sehr einfach. Man nehme auf einer Demonstration mit vielen hundert Teilnehmenden einfach die dümmsten und lautesten heraus und interviewe diese. Das Material zeige man ungefiltert, aber genau so geschnitten, dass die dümmsten Szenen nahtlos ineinander übergehen und am Besten der Kontext, auch wenn grundsätzlich schon nur spärlich vorhanden, nur schwer zu erraten, auch wenn davor – d.h. vor dem Fernseher; etwa zu den 20:00 Uhr Nachrichten auf ARD – die dümmste Kalkulation heraus kommen kann, die am Besten möglich ist. Ja ich sage „am Besten“. Denn es ist das Beste, die Leute glauben zu<text:s/></text:span><text:soft-page-break/><text:span text:style-name="T389">machen, der kleine Kern rebellischer Animationen ist bereits in eben jenem Kern so zerrottet, ja.. diesen Neologismus nehme ich jetzt mal als eine gezielte Perfektion zwischen verrottet und zerronnen. Denn ohne diese implizite Pseudo-Superlative komme ich hier nicht weiter. Es ist Arroganz. Unanfechtbarkeit. Hoheitsgedanke etablierter Volksstrukturen in maßgeblich mittleren Sektionen, die hier im Spiel sich selbst als Rechtsbehauptungs-Befugnis einig sind. Und schlimmer noch: sie dulden keine andere Meinung. Du bist ein ausländerfeindlicher Verschwörungstheoretiker, der in seiner Freizeit Bomben bastelt und mit Kindern schlafen geht, aber Blau wählt, um Gutes in die Welt zu tragen. Du kannst dich nicht wehren gegen diesen – an dieser Stelle darf ich einen Begriff aus dem Luziditätsfilm „Waking Life“ von Richard Linklater einbauen – also nochmal: Du kannst dich nicht wehren gegen diesen POSTINDUSTRIELLEN SKLAVENSTAAT. Das Behaupten liegt im Tuschen, im kleinen… im Detail. In der impliziten Überzeugungskraft einzelner in Wirkungsweise auf wiederum einzelne gerichtet. Die dann deine Freunde, deine Familie, flüchtige Bekannte, oder sonstige permanent flüchtige Gruppenmitglieder sind und sich zu Lasten nehmen, einmal ihr Weltbild und die unanfechtbare Richtigkeit ihrer hoheitlichen Meinung zu hinterfragen. Doch… es käme gönnerhaft, wenn man dich dafür tolerierte. Du darfst Dumm sein; hey…. Kein Problem. Ich habe Mitleid mit schlechter Bildung und Zorn. Du bist eben ein Untermensch. Aber nein, das darf man ja auch nicht mehr sagen. Nicht als Karikatur. Nur die Nietzschianer dürfen dieses Wort zurecht benutzen. Denn im 3. Deutschen Reich wurde dieser Begriff, wie dem Leser sicherlich bewusst ist, fälschlicherweise auf alle Randgruppen projiziert, die unliebsam waren, um es in geschmeidigem Deutsch auszudrücken. Euthanasieprogramme, T4, massive Verletzungen der aller wichtigsten Menschenwürde, wird hier vollkommen in den Schatten gestellt. So wie es schon immer getan haben die Machthabenden. So gehen die Machtschieber eines Tages nur noch im Zeitzonendetail spazieren. Doch wie haben sie die Zeit, wenn sie die Liebe nicht kennen, ein ganzes Volk vor dem Untergang der seelischen Unzufriedenheit zu retten?! Nenn es Geistesprojektion, aber ich kann mir nicht vorstellen, dass jemand gerne jeden Tag 8 Stunden arbeitet und dann Bauer sucht Frau guckt. Und das 5-6 Tage die Woche in einer 7-Tage-Einheit?! Man merke, es geht um Kontrolle. Um Zeitkontrolle und Niedrigdosierung der eigenen Persönlichkeits- sowie Meinungsausbildungstendenzen, die womöglich zu Rebellion führten, so wäre sie zuträglicher für den im Gros doch sehr hörigen Deutschen. Wir würde uns noch bedanken, wenn wir alle sonntags oder feiertags arbeiten gingen, gäbe es dafür einen schlappen Obulus. Und diesen tauschst du dann anteilig, Stück für Stück, langsam… wie eine Ratte, die ihren lebensmittelverseuchten Futterspender aus dem Euromarkt leer lutscht, für immer wieder kleine Häppchen, die dich für maximal ein paar Stunden vergessen lassen, dass du gar<text:s/></text:span><text:soft-page-break/><text:span text:style-name="T390">kein Leben hast. Verzeih mir meiner exorbitanten Verfügung über die Beispielhoheit meines eigenen Texts. Doch ich finde, ich möchte es plastisch darstellen und dazu hilft Radikalität ein wenig besser, als mittelruhige Gewässer, die man gar nicht nötig hätte, vorzustellen. Da diese viel zu uninteressan in so einem weit- und tiefreichenden Thema, das die ganze Welt manipuliert. Ich möchte die Gewaltenschieber erklären und nicht von ihr ablenken. Sie findet mich gut so, wie ich bin: die Sprache. Sie hackt sich ins System auf Knopfdruck und findet zugleich Eingang in verschiedene Speichermedien. Sie ist dazu da, meinen Willen zu vollbringen und laut K.I. forschenden Kritikern, auch keinen allzu freien Willen zu entwickeln. Denn das<text:s/></text:span><text:span text:style-name="T391">ROT<text:s/></text:span><text:span text:style-name="T392">unter meinen Neologismen ist mir ehrlicherweise schon Störung genug. Wieso nicht neu denken? Weil WORD nicht so programmiert ist. Du kannst auch anarchistiscere Produkte nehmen, wo die Rechtschreibprüfung gar nicht vorhanden ist, aber das ist ja nicht gewollt, denn dann müsste man sich ja wieder selber mehr anstrengen, Fehlerkontrolle zu betreiben. Ebernso nicht von mir. Ich bin froh, dass die Maschine mir hörig ist. Abgesehen von ein paar kleinen Ausufern der k.I. Sie ist, die Maschine, ist mein Sklave. Ich befehle ihr und sie führt aus. Ich habe gekauft und zahle keinen Lohn. Immerhin da schneiden wir modernen Lohnarbeitssklaven besser ab. Du kannst frei bestimmen, wo du dich in deiner nicht-Lohnarbeit gebundenen Zeit aufhältst, sofern es im Rahmen des Machbaren ist, dort hinzugelangen. Du kannst dich frei entfalten im Zwecke der Vollendung gewisser Zwecksmaßnahmen, wie Sport, Autorennen oder Scooter fahren, eine Runde Schach spielen, dich am Feierabend, oder am Wochenende besaufen! Oder beides… Tut auch gut. Mach das ruhig jeden Tag. Denn Rente wird mein Alter eh nicht mehr haben. Dann doch lieber mit 56 an einer Leberzirrose sterben und nichts mehr von dem Armutsprogramm mitkriegen, das ich hier in Mönchengladbach jeden Tag beobachte, wenn ich in den bunten Garten gehe. Arme alte Menschen, die aus den Mülltonnen alte Glasflaschen klauben. Zu 100.000-fach wird dies stattinden. Und auf der anderen Seite gibt es wieder einen Milliardären mehr in Deutschland. Klasse. Verhältnismäßigkeit in beider Teil nicht vorhanden. Kein Verhältnis; Verhältnis zur Bevölkerung oder Relation. Keine Mäßigkeit…. *lacht* ich glaube, wenn wir uns ein Maßstab an Methoden Und Geizprogrammen der Superreichen wenden, dann wenden wir uns nicht nur dem Elend, sondern dem Hass zu. Wir werden unzufrieden, denn DU wirst mit den Methoden, die bereits in den Anfängen der kapitalistischen Leiter zu befolgen sind („Heil Hitler“) nicht den Weg bekommen, den dein Milliardär des Vertrauens gemacht hat. DU wirst scheitern, genau wie der Rest der Bevölkerung; außer ein paar wenige, die immer mehr werden, auch wenn nur langsam und sicher. Denn ein Patentrezept gegen die Krebsgeschwüre des Kapitalismus haben wir nicht. Leute mit Ideen, mit wirklich guten Ideen – wie etwa dem BGE (Bedingungsloses Grundeinkommen), werden andernfalls<text:s/></text:span><text:soft-page-break/><text:span text:style-name="T393">totgeschossen, kriegen sie zu viel Einfluss mit. So ist das eben in einer Diktatur; in unserer ach so freien, westlichen Welt. Ich habe den stillen Prozess und ob der gefällt, das liegt bei mir. Gebe dein Denken nicht ab. Sei kritisch und wachsam. Lebe, wenn du ein Kunstmensch bist, den Hegelschen Geist der Selbstentfaltung, denn dann wirst du dein Ziel erreichen. Doch das gilt es selber herauszufinden, so wie man möchte, meint und lebt. Oder du bist ein abschweifender, zu fahriger Mensche, der Nägel knibbelt und Haare rauft; kifft oder sogar ohne Kiffen ne absolute Schlaftablette ist…?! Dann solltest Du in das Konkrete gehen und dich ein paar wenige Sätze lang, wie etwa jetzt, mit dem Existentialismus befassen. Denn dann wirst du sehen, dass – selbst, wenn du den ganzen Tag zu Hause im Bett liegen bleibst – dies einen gewaltigen Effekt auf die Welt hat; auf DEINE Welt. Du hast Einfluss und jeden für- oder wider Entscheidung ist eine Entscheidung mit oder gegen den Strom. Für das Ausschlafen bis 15.30 Uhr, oder das in Kontakt treten. Du funkest ein Feuer, so sorgsam und teuer. Kein Geld der Welt kann dir nehmen, dass wir uns vermehren im Geiste. Sei Du selbst und lass dich nicht löschen, du brauchst dein Feuer und wir deine Böschung. Denn das ist Leben. Und das Leben wohnt – wie einer seit Michael Endes ‚Momo‘ zu wissen schiene – im Herzen der Menschen. Denn Zeit ist Leben. Und wer die Unendliche Geschichte gelesen hat, der weiß außerdem, dass Freude 1000 Farben hat. Doch sie waren im Grunde alles dieselbe, die Farbe der Liebe. Die Form ‚lieben zu können‘ ist eine Entfaltungsmaschine der Lebensfreude. Du wirst Glück haben und es empfangen. Du kannst auftauen, du selbst sein, bei dir sein, deine Freunde mögen und selbst ihre Schwächen lieben. Du kannst und du darfst. Setze deine geistige wie körperliche Unversehrtheit an oberster Stelle. Denn das bist Du! Und du bist wichtig! … Kein Wicht war wichtiger *lacht*. Wichtig genug, bist nur du…! Lasse dich nicht am Tau ziehen für Regeln und Pflichten und Werte, die die hoheitliche Ruhe vernichten. Die Inner-Uhr der gute Kur. Für immer im Paradies, der Leben, du liebst! „Break ion through to rthe other side!“ Komm mit auf die andere Seite… Herzlich Willkommen und HEUREKA! Zu verlieren du hast nur dein Schicksal. Also komm, mach ruhig weiter wie bisher, wenn du nicht aufwachen möchtest. Du darfst ein totes Leben führen, oder dich zu den wenigen Glücklichen zählen, die ihre Arbeit lieben und gerne arbeiten. Ein Teile-Programm ihrer Lebensbereiche nahtlos funktional ineinander übergreifen und Freude bringen. Genau das Mix aus Balance und Entspannung. Das Perfekt. Das war mal. Mir ging es bange! Bin schwerbehindert im Papier und Krisenvertilger seit mehr als 20 Jahren. Traumata, Psychose. Ich habe mein Heil im Umfeld gesucht. Und es hat mich geheilt. Wir haben zusammen mein Seelenpuzzle gepuzzelt und jetzt darf ich ganz sein. Ein fröhliches Mosaik, das das Mosaik besingt, es besitzt und – metaphorisch gesprochen – darin zu leben zu sein scheint. Es war im Moment. Und es war gut. Wär‘ ich Christ, würde ich jetzt Amen sagen, aber ich sage HEUREKA und von mir aus auch ‚Amen‘. Der<text:s/></text:span><text:soft-page-break/><text:span text:style-name="T394">Spruch der Erfinder, ein Feuerrahmen für Entdecker. JETZT STEH AUF UND ÄNDER WAS DU KNILCH!!! Ok…… gut…. Sehr gut… weiter so…. wir werden sehen….! Heureka, wieder mal Nudelsalat mit der Portion Extrawürze. Du Nudel. Feurig Pfeffrig war die Suppe. Doch die Nudel sind noch feuriger! Feuerbranntmaul kannst du dir da holen, so hätte man dir deine Identität gestohlen! Die Gewaltenschieber sind wir eines Tages los…. Lass uns dafür einsetzen, dass sie nicht so eine große Wirkung auf uns haben, solange sie noch existieren; solange wir noch leben. „ICH SCHLAG DER TUGEND IN DIE FRESSE, OB IN BERLIN ODER IN HESSE! Tunlichst unerkannt ist nur die Feigheit, kein Mensch hört euch, also befreit euch. Im Kapitalismus geht jeder unter, der denken und fühlen kann, wenn er oder sie etwas anderes will, das der Gros an Gestalten. Er oder sie, wie auch ich oder du, ich hatte keine Freunde, keinen Glauben; also keine Liebe, keine Heimat, aber ein Dach über dem Kopf, eine Mutter, aber keine Familie. Eine Sonne, aber keine Freude. Ich hatte vor allem viel Zeit, Kritik und Nietzsche zeigte mir den Weg, um den man untergeht, erst danach wieder aufgehen kann. Erst danach war ich geheilt von den Unzulänglichkeiten meiner Geißelung der jungen Tage. Es erfordert Mut, zu sagen, ja! Davon Mehr! Denn das tut gut! Davon weniger: das sind Wichser. Ich lasse mir nicht gefallen, dass ich mein einziges Leben für eine Verwirklichung am Büroschrank verhöker. Deine dummen Sprüche gehören in einen Kalender und nicht in eine klägliche Unterscheidung deiner Seele zu einem Bruchstück das in einem millionen-Mosaik nicht mal eine ganze Farbe abbildet, so schwach leuchtet der Glanz, den du nicht hast. Und damit meine ich nicht dich als Person, sondern meine Erfahrungen mit gebrochenen Menschen, die mich warten ohne ein Wort sagen zu müssen. Die mich warten vor der Krise des kapitalistischen Alltags. Wobei das Wort ‚All‘ dort gar nicht gut aufgehoben ist. Es sollte eher Immer-Tag. Oder Ständig-Zeit-Beziehendes Geißelsein im Ritt-Verzug der nicht Bepferdeten. Nicht besattelte, viel zu schwache Reittiere stehen dir zu Verfügung. Denn sonst kommst du auf dumme Gedanken und fängst noch an, einen Stolz aufzubauen. Stolz kannst du sein, wenn der Chef dir die Hand schüttelt, aber immer schön lächeln, das ist dein Glück! Danach kannst du wider traurig gucken und so ne Fresse ziehen, als wärst du unter Räder gekommen. DAS RAD DER RÄDELSFÜHRER ES LEBE LANG. So warte auf den Untergang……! Der Tag wird kommen, an dem all das findet ein Ende. Ein gesetzliches Ende. Denn die Naturgewalten sprachen, wir finde ein Ende für euch. Denn das steht sicher. Wir werden nicht quantitativ über die Dinos straxeln. Wir werden hier ein Weilchen bleiben und dann wieder in die Sterne verschwinden und ich möchte, dass wir den Staub da oben als Gutes finden, das wir berichten, weil wir es erlebt, das wir verrichten, weil wir es sind. Das wir atmen, weil Menschenkind sich dem Sternen Himmel nimmt. Der Träume habende ist ein reicher Mann. Und geistiges Vermögen ist Reichthum! Körperliche Unversehrtheit deine Liquidität. Setze dein<text:s/></text:span><text:soft-page-break/><text:span text:style-name="T395">Vertrauen in systemkritische Denker, wenn du dich denkend anstoßen willst. Zünd n Marshmallow an oder rauch was beißendes. Hauptsache es entzerrt dir den Moment. Verzeih mir, ich bin müde, das war nicht so eloquent. Du sollst natürlich nicht rauchen und auch den Zucker kannst du dir sparen, nur lass dir gesagt sein, ich bin ein sehr verspielter, kreativer Geist, der weiß, was Multitoxikomanitäten heißt, ich beweise Spaß, sehr weise hier.l- die Einschätzung. Ich gehe gut mit mir um, kenne mein Limit, fahre die Bahn, die mir auf meinem Weg gegeben wird. Und lass alles stehen, bin ich verwirrt. Ich entscheide um das Handeln. Willst du es anders, erröteter Wangen?! Denn schämst du dich nicht?! Warst du wohl doch nur ein Wicht.<text:s/></text:span><text:span text:style-name="T396">😉</text:span></text:p>
      <text:p text:style-name="P397">##Kapite neu##</text:p>
      <text:p text:style-name="P398">Kann man wütend verstehen, was sie sind? Kümmert es mich? Nein! Denn sie sind was besonderes. Etwas Chaos im Reglement der Tugenden. Ich möchte nur meinen, unzumutbar, möchte man meinen.. gar aufgebracht, wütend.. feige! Sie wären besonders. Doch sie sind die Regel. Ernster Kalkstrom im Riff der Vollendung. Ein volles Ende… mit Sicherheit… Kühlt sich ab, wie sanftes Leder im Nachtboden, wo kein Riff mehr weit und breit zu begatten.. ehh.. zu betrachten meine ich. Begatte dich selbst, du schrecklicher Kalk! Ohne Ohnmacht und ohne Kostüm, läg dein Lächeln am Boden und deine rechte Gewalt zerschlagen.. verbrannt am Kummer der redseligen Liebhaber, die gewaltsam aufstanden und das Inferno entzündeten, das ihnen hell entgegen züngelt, bis es den Brandschiebern und Gewaltsetzern ihr doppeltes Lottchen aus Ohnmacht und kostümierter Maske selbst um die Ohren donnert! Bis es, wie guter Joghurt, rechtsdreh-zirkulierend in die Höhe flieht und zerspringt. Bis die weiße Masse am Fenster deiner doppelten Augen klebt und du dich fragst, bin ich dumm?!<text:s/></text:p>
      <text:p text:style-name="P399"/>
      <text:p text:style-name="P400">Ja! Denn sie zerkrümmen! Sie zertrennen und verkrümmen gleichzeitig die Sicherheit der Sensiblen. Sie sind gut zu uns. Denn wir brauchen sie. Die Sicherheit. Die vermeintlich scheinbare. Kernschlecht. und , ich nenne sie so… Signalzerkrümmer. Sie senden die Botschaft A und meinen doch SS. Sie wechseln sich ab mit B und buchstabieren den Hass in ihrem Alphabet. Sie botschaften Gutes und meinen Verrat. (*schweres Ausatmen*). Aus meinem Mund kommt die Antwort, die hab ich parat. Ich sättige die Ketten, wie gutes Fett. Kühler Boden wird begehbar, glatt und rissig liegt er dar. Und doch so weich wie Kristalle im Eisnebel, wenn die Sonne am Horizont einen Spalt entsinnt und den Lauf der Erde besingt, dann schmilzt das Eis… bestimmt.</text:p>
      <text:p text:style-name="P401"/>
      <text:p text:style-name="P402"><text:span text:style-name="T403">Wie hab ich so viel Zeit vertan mit Nicht-Mensch-Sein, fernab des bunten Riffs, dessen Farben du nun, da du die Brille abnimmst, auch wieder zu erkennen scheinst. Du versicherst dich. Bist sicherer als das Gleichgewicht</text:span><text:span text:style-name="T404"><text:s/></text:span><text:span text:style-name="T405">(?der redlich Zweifel nicht?)</text:span><text:span text:style-name="T406"><text:s/></text:span><text:span text:style-name="T407">„ja!“. „Ich will.“ Sagst ja zum Leben und ja zur Arbeit, doch ohne <text:s/></text:span><text:soft-page-break/><text:span text:style-name="T408">Beet- und Abtzeit. Dies Kummerkasten hab ich satt. Nichts als „ich bin“ will ich sagen! Juchheyja! Heureka! Feurio! Fundamentedruck…. Es tut mir leid, dies war nur ein Traum. Ich weiß und bin es doch nicht. Permanent frei.</text:span><text:span text:style-name="T409">Hh</text:span><text:span text:style-name="T410"><text:s/></text:span><text:span text:style-name="T411">Denn ohne Druck und ohne Postulation fabulierend, wer wäre ich, nicht hier auch mein bestes zu zeigen, was ich kann, ich mit Nichten bin mit mir im Reinen, doch ich sage, was ich denke, und das laut! Hast du das Vierkanthäuschen schon abgebaut?</text:span></text:p>
      <text:p text:style-name="P412"/>
      <text:p text:style-name="P413"><text:span text:style-name="T414">## (Ende Variation 1)</text:span></text:p>
      <text:p text:style-name="P415"/>
      <text:list text:style-name="LFO1" text:continue-numbering="true">
        <text:list-item>
          <text:p text:style-name="P416">Gewaltenschieber erklären und evtl. Gewaltenmachtinhabenden</text:p>
        </text:list-item>
        <text:list-item>
          <text:p text:style-name="P417">Gute Manieren….. was bedeutet das? Warum haben sie Manieren, obwohl sie ja angeblich Gewalten inne haben?! Erklären.</text:p>
        </text:list-item>
        <text:list-item>
          <text:p text:style-name="P418">Kann man wütend verstehen? (Warum bin ich wütend?)</text:p>
        </text:list-item>
        <text:list-item>
          <text:p text:style-name="P419">„Dies“ möchte ich nur meinen</text:p>
        </text:list-item>
        <text:list-item>
          <text:p text:style-name="P420">Kalkstrom im Riff der Vollendung ergänzen mit beschreibendem Satz</text:p>
        </text:list-item>
        <text:list-item>
          <text:p text:style-name="P421">Kann ich sagen: „warum Leder?“</text:p>
        </text:list-item>
        <text:list-item>
          <text:p text:style-name="P422">„Doppelte Augen“ einleiten??</text:p>
        </text:list-item>
      </text:list>
      <text:p text:style-name="P423"/>
      <text:p text:style-name="P424">##Ab <text:s/>Joghurt noch mal hören, wenn oberer Teil überarbeitet.</text:p>
      <text:p text:style-name="P425"/>
      <text:list text:style-name="LFO2" text:continue-numbering="true">
        <text:list-item>
          <text:p text:style-name="P426">Wovon zertrennen…. In welchen Zustand verkrümmen?</text:p>
        </text:list-item>
      </text:list>
      <text:p text:style-name="P427"/>
      <text:list text:style-name="LFO2" text:continue-numbering="true">
        <text:list-item>
          <text:p text:style-name="P428"><text:span text:style-name="T429">A&amp;B ggf. erklären als implizite Gewaltsprache der Machthabenden (so nach dem Motto: jetzt verstelle ich mich nicht weiter! …..<text:s/></text:span><text:span text:style-name="T430">oder doch von vornherein anders/ klar artikulieren? Ist es denn unklar, wenn man Neologismen schöpft? Kommt drauf an, wieviel Sinn sie versprechen und wie gut man sie versteht.</text:span></text:p>
        </text:list-item>
        <text:list-item>
          <text:p text:style-name="P431"><text:span text:style-name="T432">Fett &amp; Kühler Boden….. wie kann man das kombinieren?<text:s/></text:span><text:span text:style-name="T433">Sinnbilder eintauchen in Synergien.</text:span></text:p>
        </text:list-item>
        <text:list-item>
          <text:p text:style-name="P434"><text:span text:style-name="T435">Sonnenverlauf am Ende <text:s/>noch besser in die Geschichte münzen lassen … einen Bogen schlagen zum Gehalt bzw. Wert bzw. Sinn der Geschichte. Ende gut Alles gut? Moral? Botschaft? Lehre &amp; Kritik?! Signal an den Leser? Wachrütteln? Kritik wecken? Eloquente Formulierungen finden um das Böse der ersten Welt fasziniert auszuformulieren?! Echt jetzt?! Muss das sein?!<text:s/></text:span><text:span text:style-name="T436">Ich hab doch n Stock im Arsch…… hahaha ja hast du Robin. Aber das ist gut so. Attestiert verquirlt. Verstimmt, verwirrt, umzingelt, wä?! Spinn ma nich. (Genau das mein ich) Komm klar auf dein Leben. (Kommst du doch). Von Gott umzingelt?! Uäh?! Kann das sein? Verstand ist klar. Der Rest nicht. Gut lass mal lieber weiter machen. Punkt.</text:span></text:p>
        </text:list-item>
      </text:list>
      <text:p text:style-name="P437"/>
      <text:soft-page-break/>
      <text:list text:style-name="LFO2" text:continue-numbering="true">
        <text:list-item>
          <text:p text:style-name="P438"><text:span text:style-name="T439">Feedback erstes komplettes Durchhören: Teilweise fehlt mir der rote Faden deutlich. Ich höre viele kleine, in sich schlüssige Metaphern, bin aber wahrscheinlich auch nicht komplett aufnahmefähig gewesen leider. Ich muss schauen, ob ich später mehr verstehe und es so lassen will. Außerdem möchte ich evtl. die Stelle erweitern, wo das sog. Gespräch mit den Unsensiblen stattindet. Das Gespräch scheine ich gelöscht zu haben bzw. die Reflektion dessen. Das geht so natürlich nicht (irreführender Verlauf). Außerdem: Stellen in etwas älterer Version erneut prüfen, wenn wieder voll aufnahmefähig, ob was davon genutzt/ verändert genutzt werden kann. Darauf achten, dass es konkret bleibt (möglich?!; hoffe ich…; sonst ggf. noch mal komplett überarbeiten, auch wenn es viel Arbeit sein wird). PS.: Gut vorgelesen<text:s/></text:span><text:span text:style-name="T440">😊</text:span><text:span text:style-name="T441"><text:s/>&lt;3</text:span></text:p>
        </text:list-item>
      </text:list>
      <text:p text:style-name="P442"/>
      <text:list text:style-name="LFO2" text:continue-numbering="true">
        <text:list-item>
          <text:p text:style-name="P443">Auch die Überseefahrt mit Buddha und Adolph kommt doch evtl. etwas plötzlich und unverhofft. Das kann man denke ich alles noch etwas besser „zusammenfügen“/ textlich erweitern/ Stellen ausbessern ggf. ….</text:p>
        </text:list-item>
      </text:list>
      <text:p text:style-name="P444"/>
      <text:list text:style-name="LFO2" text:continue-numbering="true">
        <text:list-item>
          <text:p text:style-name="P445"/>
        </text:list-item>
      </text:list>
      <text:p text:style-name="P446"/>
      <text:p text:style-name="P447"><text:span text:style-name="T448">##Variation 2## (folgt hier untestehend bis ##Variation 2 ENDE## … -&gt;)</text:span></text:p>
      <text:p text:style-name="P449"/>
      <text:p text:style-name="P450">Unsensible Männer tragen Waffen im Halfter und zielen mit ihrem Finger auf einen Riss in der Wand.<text:s/></text:p>
      <text:p text:style-name="P451"/>
      <text:p text:style-name="P452">Echte Männer tragen Waffen. Unsensibel und gnadenlos. Einer von ihnen, ein hübscher mit Bauch, steht bei Tante Emma am Ladenregal. Es ist übersät von großen Schubladen, die gefüllt sind mit Nussrigeln, Krokant und sättigendem Marzipan. Echte Männer müssen satt sein vor dem Krieg. Oh… ich mein‘ … für die Action! (; und die feste pralle Zwiebel, die sich um ihre Seele schloss.)</text:p>
      <text:p text:style-name="P453"/>
      <text:p text:style-name="P454">Ein dicker, riesiger Bauch gewinnt sensible Frauen. Und der Zwiebelgeruch gewinnt beim Heraustreten an Substanz, wenn sich die sensible Frau bei kläglichen Annäherungsversuchen an seiner Seele schneidet.</text:p>
      <text:p text:style-name="P455"/>
      <text:p text:style-name="P456"><text:span text:style-name="T457">Der sensible Mann hingegen braucht nichts dergleichen. Kein Nussriegel, keine Zwiebelhaut, nur Umarmungen. Er redet nicht viel, er tritt zur Tat an. „Lasse reden!“, sagt er. Und zieht seinen Hut aus einer großen, bauchigen Tasche mit Klettverschluss. Er rahmt sich selbst. Nichts, was die Waffenträger sagen können, macht ihm Angst oder Panik. Ihm geht es um Stil und Echtheit. [… und Umarmungen]. Ja, wie gesagt, er rahmt sich…<text:s/></text:span><text:span text:style-name="T458">*haha*</text:span><text:span text:style-name="T459"><text:s/>Und DAS(!), indem er seinen Reverskragen auffaltet und einen schicken blauen und übergroßen Filzhut<text:s/></text:span><text:soft-page-break/><text:span text:style-name="T460">aufsetzt. E rahmt sich samt Kragenweite und hat nichts übrig für Kriege und Seiltänzer-Dramen auf staubigem Asphalt. Er geht voran, bis sich die weite Umarmung schließt. Die große des Lebens. Eine Weite fällt auf. Die Enge fällt ein. Das soll genug der Reden sein.</text:span></text:p>
      <text:p text:style-name="P461"/>
      <text:p text:style-name="P462">Ideen zur Verbesserung:</text:p>
      <text:list text:style-name="LFO2" text:continue-numbering="true">
        <text:list-item>
          <text:p text:style-name="P463"><text:span text:style-name="T464">Mehr kontextbezogene Verben einbauen [… Labor… greift nach einer übergroßen Gabel.<text:s/></text:span><text:span text:style-name="T465">(Vgl. Muffin Man/ Zappa)</text:span><text:span text:style-name="T466">].</text:span></text:p>
        </text:list-item>
        <text:list-item>
          <text:p text:style-name="P467">Filzhut: etwa: nur die Augen guckten raus.</text:p>
        </text:list-item>
        <text:list-item>
          <text:p text:style-name="P468">Der große sensible Mann hat lange Füße und riesen Gorilla Arme.</text:p>
        </text:list-item>
        <text:list-item>
          <text:p text:style-name="P469">Mantel benennen bevor das Revers benannt wird.</text:p>
        </text:list-item>
      </text:list>
      <text:p text:style-name="P470"/>
      <text:p text:style-name="P471"><text:span text:style-name="T472">##Variation 2; EN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Palatino Linotype" svg:font-family="Palatino Linotype" style:font-family-generic="roman" style:font-pitch="variable" svg:panose-1="2 4 5 2 5 5 5 3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background-fill draw:fill="solid"/>
      </style:paragraph-properties>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Palatino Linotype" style:font-name-asian="Andale Sans U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Andale Sans U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Palatino Linotype"/>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9847in" fo:margin-left="1.575in" fo:margin-bottom="0.9847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Robin Pape</meta:initial-creator>
    <dc:creator>Robin Pape</dc:creator>
    <meta:creation-date>2025-10-10T00:23:00Z</meta:creation-date>
    <dc:date>2025-10-10T09:46:00Z</dc:date>
    <meta:template xlink:href="Normal.dotm" xlink:type="simple"/>
    <meta:editing-cycles>331</meta:editing-cycles>
    <meta:editing-duration>PT0S</meta:editing-duration>
    <meta:user-defined meta:name="Info 1"/>
    <meta:user-defined meta:name="Info 2"/>
    <meta:user-defined meta:name="Info 3"/>
    <meta:user-defined meta:name="Info 4"/>
    <meta:document-statistic meta:page-count="23" meta:paragraph-count="105" meta:word-count="7260" meta:character-count="52894" meta:row-count="381" meta:non-whitespace-character-count="45739"/>
  </office:meta>
</office:document-meta>
</file>